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ourier 10 Pitch" svg:font-family="'Courier 10 Pitch'" style:font-pitch="fixed"/>
    <style:font-face style:name="Bitstream Vera Sans Mono1" svg:font-family="'Bitstream Vera Sans Mono'"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Bitstream Vera Sans Mono" svg:font-family="'Bitstream Vera Sans Mono'" style:font-family-generic="swiss" style:font-pitch="fixed"/>
    <style:font-face style:name="MgOpen Modata" svg:font-family="'MgOpen Modata'"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Courier New" svg:font-family="'Courier New'" style:font-family-generic="swiss" style:font-pitch="variable"/>
    <style:font-face style:name="Bitstream Vera Sans2" svg:font-family="'Bitstream Vera Sans'"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table-properties style:width="6.6924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able3" style:family="table">
      <style:table-properties style:width="6.6924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P1" style:family="paragraph" style:parent-style-name="Text">
      <style:paragraph-properties fo:text-align="end" style:justify-single-word="false"/>
    </style:style>
    <style:style style:name="P2" style:family="paragraph" style:parent-style-name="Standard">
      <style:paragraph-properties fo:text-align="end" style:justify-single-word="false"/>
      <style:text-properties style:font-name="Bitstream Vera Sans Mono" fo:font-size="22pt" fo:font-weight="bold" style:font-size-asian="22pt" style:font-weight-asian="bold" style:font-size-complex="22pt" style:font-weight-complex="bold"/>
    </style:style>
    <style:style style:name="P3" style:family="paragraph" style:parent-style-name="Standard">
      <style:paragraph-properties fo:text-align="end" style:justify-single-word="false"/>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6pt" style:font-size-asian="16pt" style:font-size-complex="16pt"/>
    </style:style>
    <style:style style:name="P6" style:family="paragraph" style:parent-style-name="Standard">
      <style:paragraph-properties fo:text-align="justify" style:justify-single-word="false"/>
      <style:text-properties fo:font-size="8pt" style:font-size-asian="8pt" style:font-size-complex="8pt"/>
    </style:style>
    <style:style style:name="P7" style:family="paragraph" style:parent-style-name="Standard">
      <style:paragraph-properties fo:text-align="start" style:justify-single-word="false"/>
      <style:text-properties fo:font-size="8pt" style:font-size-asian="8pt" style:font-size-complex="8pt"/>
    </style:style>
    <style:style style:name="P8" style:family="paragraph" style:parent-style-name="Standard">
      <style:paragraph-properties fo:text-align="end" style:justify-single-word="false"/>
      <style:text-properties fo:color="#0066cc" fo:font-size="18pt" style:font-size-asian="18pt" style:font-size-complex="18pt"/>
    </style:style>
    <style:style style:name="P9" style:family="paragraph" style:parent-style-name="Standard">
      <style:text-properties style:font-name="Bitstream Vera Sans1"/>
    </style:style>
    <style:style style:name="P10" style:family="paragraph" style:parent-style-name="Text_20_body">
      <style:paragraph-properties fo:text-align="justify" style:justify-single-word="false"/>
      <style:text-properties fo:font-size="8pt" style:font-size-asian="8pt" style:font-size-complex="8pt"/>
    </style:style>
    <style:style style:name="P11" style:family="paragraph" style:parent-style-name="Text_20_body">
      <style:paragraph-properties fo:text-align="start" style:justify-single-word="false"/>
      <style:text-properties fo:font-size="8pt" style:font-size-asian="8pt" style:font-size-complex="8pt"/>
    </style:style>
    <style:style style:name="P12" style:family="paragraph" style:parent-style-name="Text_20_body">
      <style:text-properties style:font-name="Bitstream Vera Sans Mono"/>
    </style:style>
    <style:style style:name="P13" style:family="paragraph" style:parent-style-name="Text_20_body">
      <style:text-properties style:font-name="Bitstream Vera Sans1"/>
    </style:style>
    <style:style style:name="P14" style:family="paragraph" style:parent-style-name="Text_20_body">
      <style:text-properties style:font-name="Bitstream Vera Sans1" style:font-name-asian="Bitstream Vera Sans1" style:font-name-complex="Bitstream Vera Sans1"/>
    </style:style>
    <style:style style:name="P15" style:family="paragraph" style:parent-style-name="Text_20_body">
      <style:paragraph-properties fo:text-align="justify"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fo:font-style="italic" style:font-style-asian="italic" style:font-style-complex="italic"/>
    </style:style>
    <style:style style:name="P18" style:family="paragraph" style:parent-style-name="Text_20_body">
      <style:text-properties style:font-name="Courier 10 Pitch"/>
    </style:style>
    <style:style style:name="P19" style:family="paragraph" style:parent-style-name="Heading_20_3">
      <style:text-properties style:font-name="Bitstream Vera Sans1"/>
    </style:style>
    <style:style style:name="P20" style:family="paragraph" style:parent-style-name="Heading_20_1">
      <style:text-properties style:font-name="Bitstream Vera Sans1"/>
    </style:style>
    <style:style style:name="P21" style:family="paragraph" style:parent-style-name="Heading_20_2">
      <style:text-properties style:font-name="Bitstream Vera Sans1"/>
    </style:style>
    <style:style style:name="P22" style:family="paragraph" style:parent-style-name="Req-Name">
      <style:text-properties style:font-name="Bitstream Vera Sans1"/>
    </style:style>
    <style:style style:name="P23" style:family="paragraph" style:parent-style-name="Req-Text">
      <style:text-properties style:font-name="Bitstream Vera Sans1"/>
    </style:style>
    <style:style style:name="P24" style:family="paragraph" style:parent-style-name="Req-Text">
      <style:text-properties style:font-name="Bitstream Vera Sans1" style:font-name-asian="Bitstream Vera Sans1" style:font-name-complex="Bitstream Vera Sans1"/>
    </style:style>
    <style:style style:name="P25" style:family="paragraph" style:parent-style-name="Text_20_body">
      <style:paragraph-properties fo:margin-left="0.4925in" fo:margin-right="0in" fo:text-indent="0in" style:auto-text-indent="false"/>
    </style:style>
    <style:style style:name="P26" style:family="paragraph" style:parent-style-name="Text_20_body">
      <style:paragraph-properties fo:margin-left="0.4925in" fo:margin-right="0in" fo:text-indent="0in" style:auto-text-indent="false"/>
      <style:text-properties style:font-name="Courier"/>
    </style:style>
    <style:style style:name="P27" style:family="paragraph" style:parent-style-name="Text_20_body">
      <style:paragraph-properties fo:margin-left="0.4925in" fo:margin-right="0in" fo:text-indent="0in" style:auto-text-indent="false"/>
      <style:text-properties style:font-name="Courier New"/>
    </style:style>
    <style:style style:name="P28" style:family="paragraph" style:parent-style-name="Text_20_body">
      <style:paragraph-properties fo:margin-left="0.4925in" fo:margin-right="0in" fo:text-indent="0in" style:auto-text-indent="false"/>
      <style:text-properties style:font-name="Courier 10 Pitch"/>
    </style:style>
    <style:style style:name="P29" style:family="paragraph" style:parent-style-name="Text_20_body">
      <style:paragraph-properties fo:text-align="start" style:justify-single-word="false" fo:break-before="page"/>
      <style:text-properties fo:font-size="8pt" style:font-size-asian="8pt" style:font-size-complex="8pt"/>
    </style:style>
    <style:style style:name="P30" style:family="paragraph" style:parent-style-name="Text_20_body">
      <style:paragraph-properties fo:margin-left="0in" fo:margin-right="0in" fo:text-indent="0in" style:auto-text-indent="false"/>
    </style:style>
    <style:style style:name="P31" style:family="paragraph" style:parent-style-name="Table_20_Contents">
      <style:paragraph-properties fo:text-align="justify" style:justify-single-word="false"/>
    </style:style>
    <style:style style:name="P32" style:family="paragraph" style:parent-style-name="Table_20_Contents">
      <style:paragraph-properties fo:text-align="justify" style:justify-single-word="false"/>
      <style:text-properties fo:font-style="italic" style:font-style-asian="italic" style:font-style-complex="italic"/>
    </style:style>
    <style:style style:name="P33" style:family="paragraph" style:parent-style-name="Standard" style:master-page-name="First_20_Page">
      <style:paragraph-properties style:page-number="auto"/>
    </style:style>
    <style:style style:name="P34" style:family="paragraph" style:parent-style-name="Standard" style:list-style-name="L2"/>
    <style:style style:name="P35" style:family="paragraph" style:parent-style-name="Text_20_body" style:list-style-name="L1">
      <style:paragraph-properties fo:text-align="justify" style:justify-single-word="false"/>
      <style:text-properties fo:font-size="8pt" style:font-size-asian="8pt" style:font-size-complex="8pt"/>
    </style:style>
    <style:style style:name="P36" style:family="paragraph" style:parent-style-name="Text_20_body" style:list-style-name="L2">
      <style:text-properties style:font-name="Bitstream Vera Sans1"/>
    </style:style>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8"/>
    <style:style style:name="P43" style:family="paragraph" style:parent-style-name="Text_20_body" style:list-style-name="L9"/>
    <style:style style:name="P44" style:family="paragraph" style:parent-style-name="Text_20_body" style:list-style-name="L10"/>
    <style:style style:name="P45" style:family="paragraph" style:parent-style-name="Text_20_body" style:list-style-name="L11"/>
    <style:style style:name="P46" style:family="paragraph" style:parent-style-name="Text_20_body" style:list-style-name="L1">
      <style:paragraph-properties fo:margin-top="0in" fo:margin-bottom="0in" fo:text-align="justify" style:justify-single-word="false"/>
      <style:text-properties fo:font-size="8pt" style:font-size-asian="8pt" style:font-size-complex="8pt"/>
    </style:style>
    <style:style style:name="P47" style:family="paragraph" style:parent-style-name="Text_20_body">
      <style:paragraph-properties fo:margin-left="0.4925in" fo:margin-right="0in" fo:text-indent="0in" style:auto-text-indent="false"/>
      <style:text-properties style:font-name="Courier New"/>
    </style:style>
    <style:style style:name="P48" style:family="paragraph" style:parent-style-name="User_20_Index_20_Heading">
      <style:paragraph-properties fo:break-before="page"/>
    </style:style>
    <style:style style:name="P49" style:family="paragraph" style:parent-style-name="Contents_20_Heading">
      <style:paragraph-properties fo:break-before="page"/>
    </style:style>
    <style:style style:name="P50" style:family="paragraph" style:parent-style-name="Contents_20_1">
      <style:paragraph-properties>
        <style:tab-stops>
          <style:tab-stop style:position="6.6925in" style:type="right" style:leader-style="dotted" style:leader-text="."/>
        </style:tab-stops>
      </style:paragraph-properties>
    </style:style>
    <style:style style:name="P51" style:family="paragraph" style:parent-style-name="Contents_20_2">
      <style:paragraph-properties>
        <style:tab-stops>
          <style:tab-stop style:position="6.4957in" style:type="right" style:leader-style="dotted" style:leader-text="."/>
        </style:tab-stops>
      </style:paragraph-properties>
    </style:style>
    <style:style style:name="P52" style:family="paragraph" style:parent-style-name="Contents_20_3">
      <style:paragraph-properties>
        <style:tab-stops>
          <style:tab-stop style:position="6.2992in" style:type="right" style:leader-style="dotted" style:leader-text="."/>
        </style:tab-stops>
      </style:paragraph-properties>
    </style:style>
    <style:style style:name="P53" style:family="paragraph" style:parent-style-name="Bibliography_20_1">
      <style:paragraph-properties>
        <style:tab-stops/>
      </style:paragraph-properties>
    </style:style>
    <style:style style:name="P54" style:family="paragraph" style:parent-style-name="User_20_Index_20_1">
      <style:paragraph-properties>
        <style:tab-stops>
          <style:tab-stop style:position="6.6925in" style:type="right" style:leader-style="dotted" style:leader-text="."/>
        </style:tab-stops>
      </style:paragraph-properties>
    </style:style>
    <style:style style:name="P55" style:family="paragraph" style:parent-style-name="Contents_20_4">
      <style:paragraph-properties>
        <style:tab-stops>
          <style:tab-stop style:position="6.1028in" style:type="right" style:leader-style="dotted" style:leader-text="."/>
        </style:tab-stops>
      </style:paragraph-properties>
    </style:style>
    <style:style style:name="P56" style:family="paragraph" style:parent-style-name="Contents_20_5">
      <style:paragraph-properties>
        <style:tab-stops>
          <style:tab-stop style:position="5.9063in" style:type="right" style:leader-style="dotted" style:leader-text="."/>
        </style:tab-stops>
      </style:paragraph-properties>
    </style:style>
    <style:style style:name="T1" style:family="text">
      <style:text-properties style:font-name="MgOpen Modata" fo:font-weight="bold" style:font-weight-asian="bold" style:font-weight-complex="bold"/>
    </style:style>
    <style:style style:name="T2" style:family="text">
      <style:text-properties fo:color="#0066cc"/>
    </style:style>
    <style:style style:name="T3" style:family="text">
      <style:text-properties style:font-name="Bitstream Vera Sans1"/>
    </style:style>
    <style:style style:name="T4" style:family="text">
      <style:text-properties style:font-name="Bitstream Vera Sans1" fo:font-style="normal" fo:font-weight="normal" style:font-style-asian="normal" style:font-weight-asian="normal" style:font-style-complex="normal" style:font-weight-complex="normal"/>
    </style:style>
    <style:style style:name="T5" style:family="text">
      <style:text-properties style:font-name="Bitstream Vera Sans1" fo:font-weight="bold" style:font-weight-asian="bold" style:font-weight-complex="bold"/>
    </style:style>
    <style:style style:name="T6" style:family="text">
      <style:text-properties style:font-name="Bitstream Vera Sans1" style:font-name-asian="Bitstream Vera Sans1" style:font-name-complex="Bitstream Vera Sans1"/>
    </style:style>
    <style:style style:name="T7" style:family="text">
      <style:text-properties style:font-name="Bitstream Vera Sans1" fo:font-weight="normal" style:font-weight-asian="normal" style:font-weight-complex="normal"/>
    </style:style>
    <style:style style:name="T8" style:family="text">
      <style:text-properties style:font-name="Courier"/>
    </style:style>
    <style:style style:name="T9" style:family="text">
      <style:text-properties style:font-name="Courier" style:font-name-asian="Bitstream Vera Sans1" style:font-name-complex="Bitstream Vera Sans1"/>
    </style:style>
    <style:style style:name="T10" style:family="text">
      <style:text-properties style:font-name="Bitstream Vera Sans"/>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style:font-name="Courier New"/>
    </style:style>
    <style:style style:name="T14" style:family="text">
      <style:text-properties style:font-name="Courier 10 Pitch"/>
    </style:style>
    <style:style style:name="T15" style:family="text">
      <style:text-properties style:font-name="Bitstream Vera Sans Mono"/>
    </style:style>
    <style:style style:name="T16" style:family="text">
      <style:text-properties style:font-name="Courier New1"/>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Standard"/>
      <text:p text:style-name="Standard"/>
      <text:p text:style-name="Standard"/>
      <text:p text:style-name="Standard"/>
      <text:p text:style-name="Standard"/>
      <text:p text:style-name="P2">init4boot</text:p>
      <text:p text:style-name="P3"/>
      <text:p text:style-name="P8">Requirements &amp; Design</text:p>
      <text:p text:style-name="P3"/>
      <text:p text:style-name="P3"/>
      <text:p text:style-name="P3"/>
      <text:p text:style-name="P3"/>
      <text:p text:style-name="P3"/>
      <text:p text:style-name="P3"/>
      <text:p text:style-name="P3"/>
      <text:p text:style-name="P4">Version 14</text:p>
      <text:p text:style-name="P4"/>
      <text:p text:style-name="P4">Status: Beta</text:p>
      <text:p text:style-name="P4"/>
      <text:p text:style-name="P4"><text:date style:data-style-name="N76" text:date-value="2009-10-19T15:07:51.99" text:fixed="true">October 19, 2009</text:dat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a xlink:type="simple" xlink:href="http://www.flonatel.org/gnu4u">http://sourceforge.net/projects/init4boot/</text:a></text:p>
      <text:p text:style-name="P4"/>
      <text:p text:style-name="P4"/>
      <text:p text:style-name="P4"/>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3">©</text:span> 2008-2009 by florath nanosystems &amp; telecommunications GmbH &amp; Co. KG - <text:a xlink:type="simple" xlink:href="http://www.flonatel.org/">www.flonatel.org</text:a></text:p>
      <text:p text:style-name="P10">All rights reserved.</text:p>
      <text:p text:style-name="P6">Redistribution and use in physical and binary forms, with or without modification, are permitted provided that the following conditions are met:</text:p>
      <text:list text:style-name="L1">
        <text:list-item>
          <text:p text:style-name="P46">Redistributions must retain the above copyright notice, this list of conditions and the following disclaimer. </text:p>
        </text:list-item>
        <text:list-item>
          <text:p text:style-name="P35">Neither the name of the florath nanosystems &amp; telecommunications GmbH &amp; Co. KG nor the names of its contributors may be used to endorse or promote products derived from this software without specific prior written permission. </text:p>
        </text:list-item>
      </text:list>
      <text:p text:style-name="P10">THIS DOCUMENTATION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7">Linux<text:span text:style-name="T3">®</text:span><text:span text:style-name="T10"> is a registered trademark from Linus Torvalds.</text:span></text:p>
      <text:p text:style-name="P7"/>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9">Table of Contents</text:p>
          </text:index-title>
          <text:p text:style-name="P50">1 Note About Status<text:tab/>7</text:p>
          <text:p text:style-name="P50">2 Features<text:tab/>7</text:p>
          <text:p text:style-name="P50">3 Name<text:tab/>7</text:p>
          <text:p text:style-name="P50">4 Alternatives<text:tab/>7</text:p>
          <text:p text:style-name="P50">5 Introduction<text:tab/>8</text:p>
          <text:p text:style-name="P50">6 Definitions<text:tab/>8</text:p>
          <text:p text:style-name="P51">6.1 Wording<text:tab/>8</text:p>
          <text:p text:style-name="P51">6.2 Boot type<text:tab/>8</text:p>
          <text:p text:style-name="P51">6.3 Boot variant<text:tab/>8</text:p>
          <text:p text:style-name="P50">7 Requirements<text:tab/>9</text:p>
          <text:p text:style-name="P51">7.1 General<text:tab/>9</text:p>
          <text:p text:style-name="P51">7.2 initramfs<text:tab/>9</text:p>
          <text:p text:style-name="P51">7.3 init <text:tab/>9</text:p>
          <text:p text:style-name="P52">7.3.1 Phases and Stages<text:tab/>10</text:p>
          <text:p text:style-name="P55">7.3.1.1 Stages<text:tab/>11</text:p>
          <text:p text:style-name="P55">7.3.1.2 Phases<text:tab/>12</text:p>
          <text:p text:style-name="P52">7.3.2 Modular<text:tab/>14</text:p>
          <text:p text:style-name="P52">7.3.3 Dependencies<text:tab/>15</text:p>
          <text:p text:style-name="P52">7.3.4 Command Line Parameters<text:tab/>15</text:p>
          <text:p text:style-name="P52">7.3.5 Boot types <text:tab/>16</text:p>
          <text:p text:style-name="P55">7.3.5.1 Generic<text:tab/>16</text:p>
          <text:p text:style-name="P55">7.3.5.2 local<text:tab/>16</text:p>
          <text:p text:style-name="P55">7.3.5.3 nfs<text:tab/>17</text:p>
          <text:p text:style-name="P55">7.3.5.4 iscsi<text:tab/>17</text:p>
          <text:p text:style-name="P52">7.3.6 Boot variants<text:tab/>18</text:p>
          <text:p text:style-name="P55">7.3.6.1 udev <text:tab/>18</text:p>
          <text:p text:style-name="P55">7.3.6.2 multipath<text:tab/>18</text:p>
          <text:p text:style-name="P55">7.3.6.3 LVM2<text:tab/>18</text:p>
          <text:p text:style-name="P55">7.3.6.4 md<text:tab/>18</text:p>
          <text:p text:style-name="P55">7.3.6.5 Interaction of lvm2 and md<text:tab/>19</text:p>
          <text:p text:style-name="P55">7.3.6.6 network <text:tab/>19</text:p>
          <text:p text:style-name="P56">7.3.6.6.1DHCP<text:tab/>19</text:p>
          <text:p text:style-name="P56">7.3.6.6.2static<text:tab/>20</text:p>
          <text:p text:style-name="P55">7.3.6.7 tftp <text:tab/>20</text:p>
          <text:p text:style-name="P50">8 Design decisions<text:tab/>21</text:p>
          <text:p text:style-name="P51">8.1 Python<text:tab/>21</text:p>
          <text:p text:style-name="P50">9 Implementation Details<text:tab/>21</text:p>
          <text:p text:style-name="P51">9.1 Shared Library handling<text:tab/>21</text:p>
          <text:p text:style-name="P50">10 Testing<text:tab/>22</text:p>
          <text:p text:style-name="P51">10.1 Tested systems<text:tab/>22</text:p>
          <text:p text:style-name="P50">11 Releases / Versions / History<text:tab/>24</text:p>
          <text:p text:style-name="P51">11.1 Releases<text:tab/>24</text:p>
          <text:p text:style-name="P52">11.1.1 0.0.1 [2008-03-31]<text:tab/>24</text:p>
          <text:p text:style-name="P52">11.1.2 0.0.2 [2008-04-04]<text:tab/>24</text:p>
          <text:p text:style-name="P52"><text:soft-page-break/>11.1.3 0.1 [2008-04-18]<text:tab/>24</text:p>
          <text:p text:style-name="P52">11.1.4 0.2 [2008-05-03]<text:tab/>24</text:p>
          <text:p text:style-name="P52">11.1.5 0.3 [2008-07-02]<text:tab/>24</text:p>
          <text:p text:style-name="P52">11.1.6 0.4 [2009-06-20]<text:tab/>24</text:p>
          <text:p text:style-name="P52">11.1.7 0.5 [2009-??-??]<text:tab/>25</text:p>
          <text:p text:style-name="P52">11.1.8 Short term aims<text:tab/>25</text:p>
          <text:p text:style-name="P52">11.1.9 Aims to get to stable state<text:tab/>25</text:p>
          <text:p text:style-name="P52">11.1.10 Long term aims<text:tab/>25</text:p>
          <text:p text:style-name="P50">12 Open Points / ToDo<text:tab/>25</text:p>
          <text:p text:style-name="P50">13 Bibliography<text:tab/>26</text:p>
        </text:index-body>
      </text:table-of-content>
      <text:p text:style-name="P7"/>
      <text:p text:style-name="P11"/>
      <text:p text:style-name="P11"/>
      <text:user-index text:style-name="Sect1" text:protected="true" text:name="User-Defined1">
        <text:user-index-source text:use-index-source-styles="true" text:index-name="User-Defined">
          <text:index-title-template text:style-name="User_20_Index_20_Heading">Requirement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Req-Name"/>
          </text:index-source-styles>
        </text:user-index-source>
        <text:index-body>
          <text:index-title text:style-name="Sect1" text:name="User-Defined1_Head">
            <text:p text:style-name="P48">Requirements</text:p>
          </text:index-title>
          <text:p text:style-name="P54">Requirement #1: Create bootable initramfs<text:tab/>9</text:p>
          <text:p text:style-name="P54">Requirement #2: Debian packages on stable<text:tab/>9</text:p>
          <text:p text:style-name="P54">Requirement #3: General<text:tab/>9</text:p>
          <text:p text:style-name="P54">Requirement #4: init as a shell script<text:tab/>9</text:p>
          <text:p text:style-name="P54">Requirement #5: Efficient<text:tab/>10</text:p>
          <text:p text:style-name="P54">Requirement #6: Phases<text:tab/>10</text:p>
          <text:p text:style-name="P54">Requirement #7: Stages<text:tab/>10</text:p>
          <text:p text:style-name="P54">Requirement #8: Stages are optional<text:tab/>11</text:p>
          <text:p text:style-name="P54">Requirement #9: Stage prepare<text:tab/>11</text:p>
          <text:p text:style-name="P54">Requirement #10: Stage pre_output<text:tab/>11</text:p>
          <text:p text:style-name="P54">Requirement #11: Stage pre_output only for Generic Module<text:tab/>11</text:p>
          <text:p text:style-name="P54">Requirement #12: Stage output<text:tab/>11</text:p>
          <text:p text:style-name="P54">Requirement #13: Stage post_output<text:tab/>12</text:p>
          <text:p text:style-name="P54">Requirement #14: Stage post_output only for Generic Module<text:tab/>12</text:p>
          <text:p text:style-name="P54">Requirement #15: Stage cleanup<text:tab/>12</text:p>
          <text:p text:style-name="P54">Requirement #16: Phase Intro<text:tab/>12</text:p>
          <text:p text:style-name="P54">Requirement #17: Phase FunctionDefinition<text:tab/>12</text:p>
          <text:p text:style-name="P54">Requirement #18: Phase CommandLineParsing<text:tab/>12</text:p>
          <text:p text:style-name="P54">Requirement #19: Phase CommandLineVerbose<text:tab/>13</text:p>
          <text:p text:style-name="P54">Requirement #20: Phase InitialSystemSetup<text:tab/>13</text:p>
          <text:p text:style-name="P54">Requirement #21: Phase CommandLineEvaluation<text:tab/>13</text:p>
          <text:p text:style-name="P54">Requirement #22: Phase HandleInitialModuleSetup<text:tab/>13</text:p>
          <text:p text:style-name="P54">Requirement #23: Phase SetupLowLevelTransport<text:tab/>13</text:p>
          <text:p text:style-name="P54">Requirement #24: Phase SetupHighLevelTransport<text:tab/>13</text:p>
          <text:p text:style-name="P54">Requirement #25: Phase SetupDiskDevices<text:tab/>14</text:p>
          <text:p text:style-name="P54">Requirement #26: Phase MountRoot<text:tab/>14</text:p>
          <text:p text:style-name="P54">Requirement #27: Phase PrepareRootDir<text:tab/>14</text:p>
          <text:p text:style-name="P54">Requirement #28: Phase CheckForInit<text:tab/>14</text:p>
          <text:p text:style-name="P54">Requirement #29: Phase RunInit<text:tab/>14</text:p>
          <text:p text:style-name="P54">Requirement #30: Program must be modular<text:tab/>14</text:p>
          <text:p text:style-name="P54">Requirement #31: Dependencies<text:tab/>15</text:p>
          <text:p text:style-name="P54">Requirement #32: Specification of Dependencies<text:tab/>15</text:p>
          <text:p text:style-name="P54">Requirement #33: Granularity of Dependencies<text:tab/>15</text:p>
          <text:p text:style-name="P54">Requirement #34: Exclusion of existing kernel parameters<text:tab/>15</text:p>
          <text:p text:style-name="P54">Requirement #35: rfs: Root File System<text:tab/>15</text:p>
          <text:p text:style-name="P54">Requirement #36: rfs: Syntax<text:tab/>16</text:p>
          <text:p text:style-name="P54">Requirement #37: rfs: Boot Type<text:tab/>16</text:p>
          <text:p text:style-name="P54">Requirement #38: Additional Parameters<text:tab/>16</text:p>
          <text:p text:style-name="P54">Requirement #39: Boot Variant<text:tab/>16</text:p>
          <text:p text:style-name="P54">Requirement #40: Host ID<text:tab/>16</text:p>
          <text:p text:style-name="P54">Requirement #41: local: Generic<text:tab/>16</text:p>
          <text:p text:style-name="P54">Requirement #42: local: path<text:tab/>17</text:p>
          <text:p text:style-name="P54">Requirement #43: nfs: global<text:tab/>17</text:p>
          <text:p text:style-name="P54">Requirement #44: nfs: path<text:tab/>17</text:p>
          <text:p text:style-name="P54"><text:soft-page-break/>Requirement #45: nfs: path parameter<text:tab/>17</text:p>
          <text:p text:style-name="P54">Requirement #46: iscsi: Generic<text:tab/>17</text:p>
          <text:p text:style-name="P54">Requirement #47: iscsi: Parameter localiqn<text:tab/>17</text:p>
          <text:p text:style-name="P54">Requirement #48: iscsi: Parameter portals (optional)<text:tab/>17</text:p>
          <text:p text:style-name="P54">Requirement #49: iscsi: Effects of parameter portals (positive)<text:tab/>17</text:p>
          <text:p text:style-name="P54">Requirement #50: iscsi: Effects of parameter portals (negative)<text:tab/>17</text:p>
          <text:p text:style-name="P54">Requirement #51: iscsi: path<text:tab/>18</text:p>
          <text:p text:style-name="P54">Requirement #52: udev: Generic<text:tab/>18</text:p>
          <text:p text:style-name="P54">Requirement #53: multipath: Generic<text:tab/>18</text:p>
          <text:p text:style-name="P54">Requirement #54: lvm2: Generic<text:tab/>18</text:p>
          <text:p text:style-name="P54">Requirement #55: md: Generic<text:tab/>18</text:p>
          <text:p text:style-name="P54">Requirement #56: Interaction between lvm2 and md<text:tab/>19</text:p>
          <text:p text:style-name="P54">Requirement #57: network: Generic<text:tab/>19</text:p>
          <text:p text:style-name="P54">Requirement #58: network: Parameter nw<text:tab/>19</text:p>
          <text:p text:style-name="P54">Requirement #59: network: Syntax of nw Parameter<text:tab/>19</text:p>
          <text:p text:style-name="P54">Requirement #60: network: DHCP<text:tab/>19</text:p>
          <text:p text:style-name="P54">Requirement #61: network: DHCP and classless routing<text:tab/>19</text:p>
          <text:p text:style-name="P54">Requirement #62: tftp: Dependency to Network Boot Variant<text:tab/>20</text:p>
          <text:p text:style-name="P54">Requirement #63: tftp: Command Line Parameters<text:tab/>20</text:p>
          <text:p text:style-name="P54">Requirement #64: tftp: File Name<text:tab/>20</text:p>
          <text:p text:style-name="P54">Requirement #65: tftp: File Format<text:tab/>20</text:p>
          <text:p text:style-name="P54">Requirement #66: tftp: File Extraction<text:tab/>20</text:p>
          <text:p text:style-name="P54">Requirement #67: tftp: Execution of Shell Script<text:tab/>21</text:p>
        </text:index-body>
      </text:user-index>
      <text:p text:style-name="P11"/>
      <text:p text:style-name="P29"/>
      <text:h text:style-name="Heading_20_1" text:outline-level="1">Note About Status</text:h>
      <text:p text:style-name="Text_20_body">This document has beta status. <text:s/>That means, that mostly everything may change.</text:p>
      <text:h text:style-name="Heading_20_1" text:outline-level="1">Features</text:h>
      <text:p text:style-name="P12"><text:span text:style-name="T1">init4boot</text:span> <text:span text:style-name="T3">brings mostly everything that similar packages – like initramfs-tools or yaird – provide, but it adds the following functionality:</text:span></text:p>
      <text:list text:style-name="L2">
        <text:list-item>
          <text:p text:style-name="P36">it's extensible: to add functionality, only a small python module is needed.</text:p>
        </text:list-item>
        <text:list-item>
          <text:p text:style-name="P34"><text:span text:style-name="T3">boot with init script generated by </text:span><text:span text:style-name="T1">init4boot</text:span><text:span text:style-name="T3"> is faster, because</text:span></text:p>
          <text:list>
            <text:list-item>
              <text:p text:style-name="P36">everything that can be handled is handled at script creation time – and not during boot time.</text:p>
            </text:list-item>
            <text:list-item>
              <text:p text:style-name="P34"><text:span text:style-name="T3">it drops compatibility to existing kernel parameters, e.g. an </text:span><text:span text:style-name="T8">ip=dhcp</text:span><text:span text:style-name="T3"> in the initramfs-tools environment does the whole network device initialization twice: one time during kernel initialization, one time during initramfs network initialization.</text:span></text:p>
            </text:list-item>
          </text:list>
        </text:list-item>
        <text:list-item>
          <text:p text:style-name="P36">it's portable and the resulting initramfs can be used for mostly all systems.</text:p>
        </text:list-item>
        <text:list-item>
          <text:p text:style-name="P36">there is no data collected and used from the build-host system.</text:p>
        </text:list-item>
        <text:list-item>
          <text:p text:style-name="P36">all configuration is done with command line parameters and the dhcp rootpath parameter.</text:p>
        </text:list-item>
        <text:list-item>
          <text:p text:style-name="P36">iSCSI boot is supported.</text:p>
        </text:list-item>
        <text:list-item>
          <text:p text:style-name="P36">multipath is supported – also during boot time.</text:p>
        </text:list-item>
        <text:list-item>
          <text:p text:style-name="P36">boot as a Xen guest system is supported.</text:p>
        </text:list-item>
      </text:list>
      <text:h text:style-name="Heading_20_1" text:outline-level="1">Name</text:h>
      <text:p text:style-name="Text_20_body">The package is named <text:span text:style-name="T1">init4boot</text:span><text:span text:style-name="T3">, because it creates a init environment during the initial boot from initramfs.</text:span></text:p>
      <text:h text:style-name="P20" text:outline-level="1">Alternatives</text:h>
      <text:p text:style-name="P13">There are a couple of other tools and packages, that do similar things:</text:p>
      <text:list text:style-name="L3">
        <text:list-item>
          <text:p text:style-name="P37"><text:span text:style-name="T3">initramfs-tools from the mainline Debian distribution </text:span><text:span text:style-name="T3"><text:bibliography-mark text:identifier="Debian initramfs-tools" text:bibliography-type="www" text:author="unknown" text:title="initramfs-tools" text:url="http://packages.debian.org/source/sid/initramfs-tools">[Debian initramfs-tools]</text:bibliography-mark></text:span><text:span text:style-name="T3">.</text:span></text:p>
        </text:list-item>
        <text:list-item>
          <text:p text:style-name="P37"><text:span text:style-name="T3">yarid from the mainline Debian distribution </text:span><text:span text:style-name="T3"><text:bibliography-mark text:identifier="Debian yarid" text:bibliography-type="www" text:author="unknown" text:title="yarid" text:url="http://yaird.alioth.debian.org/">[Debian yarid]</text:bibliography-mark></text:span><text:span text:style-name="T3">.</text:span></text:p>
        </text:list-item>
        <text:list-item>
          <text:p text:style-name="P37"><text:span text:style-name="T3">RedHat supports iSCSI boot starting with Release 5.1. <text:s/>To configure this, the initramfs must be extraced by hand, the 'configuration' must be </text:span><text:soft-page-break/><text:span text:style-name="T3">changed, i.e. the init script must be edited. <text:s/>Afterwards the initramfs must be recreated by hand. <text:s/>RedHat uses iscsistart and does not support multipath or multiple targets. </text:span><text:span text:style-name="T3"><text:bibliography-mark text:identifier="RedHat iSCSI Boot" text:bibliography-type="www" text:author="RedHat" text:title="Installation-Related Notes" text:url="http://www.redhat.com/docs/manuals/enterprise/RHEL-5-manual/release-notes/RELEASE-NOTES-U1-s390x-en.html">[RedHat iSCSI Boot]</text:bibliography-mark></text:span></text:p>
        </text:list-item>
      </text:list>
      <text:h text:style-name="Heading_20_1" text:outline-level="1">Introduction</text:h>
      <text:p text:style-name="Text_20_body">Nowadays mostly all Linux<text:span text:style-name="T3">®</text:span><text:span text:style-name="T10"> distributions use some kind of initial ram disk to set up the system. <text:s/>The Linux</text:span><text:span text:style-name="T3">® kernel itself has some basic command line handling, e.g. for setting up some network and using NFS as root file system. But when it comes to more complicated things, like using LVM, md devices, multipath, udev and so on, it is more convenient to use a mini system environment to set up everything. <text:s/>During this phase programs like </text:span><text:span text:style-name="T8">busybox</text:span><text:span text:style-name="T3"> or </text:span><text:span text:style-name="T8">ipconfig</text:span><text:span text:style-name="T3"> are typically used.</text:span></text:p>
      <text:p text:style-name="Text_20_body"><text:span text:style-name="T3">The main aim for this project is, to get iSCSI boot running. <text:s/>This is not integrated in the current initramfs creation tools – and it looks, that it is complicated to extend an existing tool set to get the needed functionality. <text:s/>Also <text:s/>it looks, that the current initramfs-tools maintainers are not very interested in integrating iSCSI in the main-line tool set, because there was no response at all to a post in Feb 2008 </text:span><text:span text:style-name="T3"><text:bibliography-mark text:identifier="iSCSI Boot post" text:bibliography-type="www" text:author="Florath, Andreas" text:title="iSCSI Boot" text:year="2008" text:url="http://lists.debian.org/debian-kernel/2008/02/msg00719.html">[iSCSI Boot post]</text:bibliography-mark></text:span><text:span text:style-name="T3">. <text:s/>So it was decided to start a new project to get things fixed.</text:span></text:p>
      <text:h text:style-name="Heading_20_1" text:outline-level="1">Definitions</text:h>
      <text:h text:style-name="Heading_20_2" text:outline-level="2">Wording</text:h>
      <text:p text:style-name="Text_20_body"><text:span text:style-name="T3">The key words </text:span><text:span text:style-name="T5">must</text:span><text:span text:style-name="T3">, </text:span><text:span text:style-name="T5">must not</text:span><text:span text:style-name="T3">, </text:span><text:span text:style-name="T5">required</text:span><text:span text:style-name="T3">, </text:span><text:span text:style-name="T5">shall</text:span><text:span text:style-name="T3">, </text:span><text:span text:style-name="T5">shall not</text:span>, <text:span text:style-name="T11">should</text:span>, <text:span text:style-name="T11">should not</text:span>, <text:span text:style-name="T11">recommended</text:span>, <text:span text:style-name="T11">may</text:span>, and <text:span text:style-name="T11">optional</text:span> in this document are to be interpreted as described in <text:bibliography-mark text:identifier="RFC 2119" text:bibliography-type="manual" text:author="Bradner, S" text:pages="3" text:publisher="Network Working Group" text:title="Key words for use in RFCs to Indicate Requirement Levels" text:year="1997" text:url="http://www.ietf.org/rfc/rfc2119.txt">[RFC 2119]</text:bibliography-mark>.</text:p>
      <text:h text:style-name="Heading_20_2" text:outline-level="2">Boot type</text:h>
      <text:p text:style-name="Text_20_body">The <text:span text:style-name="T12">boot type</text:span> specifies the main way to get the root device. <text:s/>This is typically one of:</text:p>
      <text:list text:style-name="L4">
        <text:list-item>
          <text:p text:style-name="P38"><text:span text:style-name="T12">local</text:span> for local disks</text:p>
        </text:list-item>
        <text:list-item>
          <text:p text:style-name="P38"><text:span text:style-name="T12">iscsi</text:span> for root devices using the iSCSI protocol</text:p>
        </text:list-item>
        <text:list-item>
          <text:p text:style-name="P38"><text:span text:style-name="T12">nfs</text:span> for NFS mounted root devices</text:p>
        </text:list-item>
      </text:list>
      <text:p text:style-name="Text_20_body">Note that this list might be extended.</text:p>
      <text:p text:style-name="P17">Status Note: not all boot types might be supported during initial phase of the project.</text:p>
      <text:h text:style-name="Heading_20_2" text:outline-level="2">Boot variant</text:h>
      <text:p text:style-name="Text_20_body">The <text:span text:style-name="T12">boot variant</text:span> defines some minor aspect of the boot. <text:s/>Currently available boot variants are:</text:p>
      <text:list text:style-name="L5">
        <text:list-item>
          <text:p text:style-name="P39"><text:soft-page-break/>network</text:p>
        </text:list-item>
        <text:list-item>
          <text:p text:style-name="P39">udev</text:p>
        </text:list-item>
        <text:list-item>
          <text:p text:style-name="P39">multipath</text:p>
        </text:list-item>
        <text:list-item>
          <text:p text:style-name="P39">lvm2</text:p>
        </text:list-item>
        <text:list-item>
          <text:p text:style-name="P39">md</text:p>
        </text:list-item>
      </text:list>
      <text:p text:style-name="Text_20_body">A boot variant itself is an aspect of the boot type.</text:p>
      <text:p text:style-name="Text_20_body">Example: iSCSI boot type can be done with or without <text:span text:style-name="T12">multipath</text:span> boot variant.</text:p>
      <text:p text:style-name="Text_20_body">Note that some boot variants might depend on others.</text:p>
      <text:p text:style-name="Text_20_body">Example: iSCSI boot type (automatically) depends on boot variant <text:span text:style-name="T12">network</text:span>.</text:p>
      <text:p text:style-name="P13"/>
      <text:h text:style-name="P20" text:outline-level="1">Requirements</text:h>
      <text:h text:style-name="P21" text:outline-level="2">General</text:h>
      <text:list text:style-name="Req-Numbering">
        <text:list-item>
          <text:p text:style-name="Req-Name">Create bootable initramfs</text:p>
          <text:p text:style-name="Req-Text"><text:span text:style-name="T1">init4boot </text:span><text:span text:style-name="T5">must</text:span><text:span text:style-name="T3"> provide a command line tool for creating a bootable initramfs.</text:span></text:p>
        </text:list-item>
      </text:list>
      <text:p text:style-name="P9"/>
      <text:list text:style-name="Req-Numbering" text:continue-numbering="true">
        <text:list-item>
          <text:p text:style-name="P22">Debian packages on stable</text:p>
          <text:p text:style-name="P23">When providing Debian packages, these must be build on the stable distribution.</text:p>
        </text:list-item>
      </text:list>
      <text:p text:style-name="P13">Note: This minimizes the install dependencies.</text:p>
      <text:h text:style-name="P21" text:outline-level="2">initramfs</text:h>
      <text:p text:style-name="P13">This chapter summaries the requirements for the initramfs that is created with the command line tool.</text:p>
      <text:list text:style-name="Req-Numbering" text:continue-numbering="true">
        <text:list-item>
          <text:p text:style-name="P22">General</text:p>
          <text:p text:style-name="Req-Text"><text:span text:style-name="T3">The initramfs </text:span><text:span text:style-name="T5">must</text:span><text:span text:style-name="T3"> be of general use for all possible setups that are supported by the kernel and operating system.</text:span></text:p>
        </text:list-item>
      </text:list>
      <text:p text:style-name="P13">Note: This might be hard to test. <text:s/>One thing that follows, is that (mostly) all modules from the system are put into the initramfs.</text:p>
      <text:h text:style-name="P21" text:outline-level="2">init </text:h>
      <text:list text:style-name="Req-Numbering" text:continue-numbering="true">
        <text:list-item>
          <text:p text:style-name="P22">init as a shell script</text:p>
          <text:p text:style-name="Req-Text"><text:span text:style-name="T3">The init script(s) </text:span><text:span text:style-name="T5">must</text:span><text:span text:style-name="T3"> be a shell script executed by the /bin/sh (which is </text:span><text:soft-page-break/><text:span text:style-name="T3">typically linked to busybox).</text:span></text:p>
        </text:list-item>
      </text:list>
      <text:p text:style-name="P13">Note: That means, that (only) the busybox functionality must be used in the scripts – and not maybe some advances bash functionality.</text:p>
      <text:p text:style-name="P13"/>
      <text:list text:style-name="Req-Numbering" text:continue-numbering="true">
        <text:list-item>
          <text:p text:style-name="P22">Efficient</text:p>
          <text:p text:style-name="Req-Text"><text:span text:style-name="T3">The created init script(s) </text:span><text:span text:style-name="T5">must</text:span><text:span text:style-name="T3"> be as efficient as it makes sense.</text:span></text:p>
        </text:list-item>
      </text:list>
      <text:p text:style-name="P13">Note: This is not a real-fact hard requirement, this is just the remark, that everything that can be done during initramfs / init script creation must be done then, e.g. handling dependencies of the different modules.</text:p>
      <text:h text:style-name="P19" text:outline-level="3">Phases and Stages</text:h>
      <text:p text:style-name="P13">This sections contains the list of all phases that are used during the boot process. <text:s/>Each module can be called at each phase and can adapt the script for it's needs. <text:s/>Note that the generic real actions described here are done in the Generic module.</text:p>
      <text:list text:style-name="Req-Numbering" text:continue-numbering="true">
        <text:list-item>
          <text:p text:style-name="Req-Name">Phases</text:p>
          <text:p text:style-name="Req-Text">The following phases <text:span text:style-name="T11">must</text:span> be supported during boot:</text:p>
          <text:p text:style-name="Req-Text"><text:span text:style-name="T6">•</text:span> Intro</text:p>
          <text:p text:style-name="Req-Text"><text:span text:style-name="T6">• </text:span>FunctionDefinition</text:p>
          <text:p text:style-name="Req-Text"><text:span text:style-name="T6">•</text:span> CommandLineParsing</text:p>
          <text:p text:style-name="Req-Text"><text:span text:style-name="T6">•</text:span> CommandLineVerbose</text:p>
          <text:p text:style-name="Req-Text"><text:span text:style-name="T6">•</text:span> InitialSystemSetup</text:p>
          <text:p text:style-name="Req-Text"><text:span text:style-name="T6">•</text:span> CommandLineEvaluation</text:p>
          <text:p text:style-name="Req-Text"><text:span text:style-name="T6">•</text:span> HandleInitialModuleSetup</text:p>
          <text:p text:style-name="Req-Text"><text:span text:style-name="T6">•</text:span> SetupLowLevelTransport</text:p>
          <text:p text:style-name="Req-Text"><text:span text:style-name="T6">•</text:span> SetupHighLevelTransport</text:p>
          <text:p text:style-name="Req-Text"><text:span text:style-name="T6">•</text:span> SetupDiskDevices</text:p>
          <text:p text:style-name="Req-Text"><text:span text:style-name="T6">•</text:span> MountRoot</text:p>
          <text:p text:style-name="Req-Text"><text:span text:style-name="T6">•</text:span> PrepareRootDir</text:p>
          <text:p text:style-name="Req-Text"><text:span text:style-name="T6">•</text:span> CheckForInit</text:p>
          <text:p text:style-name="Req-Text"><text:span text:style-name="T6">•</text:span> RunInit</text:p>
        </text:list-item>
      </text:list>
      <text:p text:style-name="Text_20_body"/>
      <text:list text:style-name="Req-Numbering" text:continue-numbering="true">
        <text:list-item>
          <text:p text:style-name="Req-Name">Stages</text:p>
          <text:p text:style-name="Req-Text">Each phase <text:span text:style-name="T11">must</text:span> consists of the following stages:</text:p>
          <text:p text:style-name="Req-Text"><text:soft-page-break/><text:span text:style-name="T6">•</text:span> prepare</text:p>
          <text:p text:style-name="Req-Text"><text:span text:style-name="T6">•</text:span> pre_output</text:p>
          <text:p text:style-name="Req-Text"><text:span text:style-name="T6">•</text:span> output</text:p>
          <text:p text:style-name="Req-Text"><text:span text:style-name="T6">•</text:span> post_output</text:p>
          <text:p text:style-name="Req-Text"><text:span text:style-name="T6">•</text:span> cleanup</text:p>
        </text:list-item>
      </text:list>
      <text:p text:style-name="Text_20_body">Note: Each of these stages create some special things in the init script. <text:s/>The stages are described first, because the phase definitions need the knowledge of the stages at some points.</text:p>
      <text:h text:style-name="Heading_20_4" text:outline-level="4">Stages</text:h>
      <text:list text:style-name="Req-Numbering" text:continue-numbering="true">
        <text:list-item>
          <text:p text:style-name="Req-Name">Stages are optional</text:p>
          <text:p text:style-name="Req-Text">All stages of a phase <text:span text:style-name="T11">must</text:span> be optional.</text:p>
        </text:list-item>
      </text:list>
      <text:p text:style-name="Text_20_body">Note: There is no need, that every phase and every module must implement all stages.</text:p>
      <text:p text:style-name="Text_20_body"/>
      <text:list text:style-name="Req-Numbering" text:continue-numbering="true">
        <text:list-item>
          <text:p text:style-name="Req-Name">Stage prepare</text:p>
          <text:p text:style-name="Req-Text">During the prepare stage everything, that is special for this phase <text:span text:style-name="T11">must</text:span> be set up and / or initialized.</text:p>
        </text:list-item>
      </text:list>
      <text:p text:style-name="Text_20_body">Note: Typical things done during these stages are setting up and initializing variables.</text:p>
      <text:p text:style-name="Text_20_body"/>
      <text:list text:style-name="Req-Numbering" text:continue-numbering="true">
        <text:list-item>
          <text:p text:style-name="Req-Name">Stage pre_output</text:p>
          <text:p text:style-name="Req-Text">During the pre_output stage, the loop start constructs <text:span text:style-name="T11">must</text:span> be set up.</text:p>
        </text:list-item>
      </text:list>
      <text:p text:style-name="Text_20_body"/>
      <text:list text:style-name="Req-Numbering" text:continue-numbering="true">
        <text:list-item>
          <text:p text:style-name="Req-Name">Stage pre_output only for Generic Module</text:p>
          <text:p text:style-name="Req-Text">Modules apart from the Generic module <text:span text:style-name="T11">should not</text:span> use the pre_output stage.</text:p>
        </text:list-item>
      </text:list>
      <text:p text:style-name="Text_20_body">Note: Because here normally things like <text:span text:style-name="T8">for x in `cat /proc/cmdline`; do</text:span> are written out, and there should normally not the need, that other modules do such generic things.</text:p>
      <text:p text:style-name="Text_20_body"/>
      <text:list text:style-name="Req-Numbering" text:continue-numbering="true">
        <text:list-item>
          <text:p text:style-name="Req-Name">Stage output</text:p>
          <text:p text:style-name="Req-Text">During the output stage, all the real work statements <text:span text:style-name="T11">must</text:span> be written to the init script.</text:p>
        </text:list-item>
      </text:list>
      <text:p text:style-name="Text_20_body">Note: This is the real working phase.</text:p>
      <text:p text:style-name="Text_20_body"><text:soft-page-break/></text:p>
      <text:list text:style-name="Req-Numbering" text:continue-numbering="true">
        <text:list-item>
          <text:p text:style-name="Req-Name">Stage post_output</text:p>
          <text:p text:style-name="Req-Text">During the post_output stage, the loop end statement <text:span text:style-name="T11">must</text:span> be written.</text:p>
        </text:list-item>
      </text:list>
      <text:p text:style-name="Text_20_body">Note: Typically something like <text:span text:style-name="T8">done</text:span> is written here.</text:p>
      <text:p text:style-name="Text_20_body"/>
      <text:list text:style-name="Req-Numbering" text:continue-numbering="true">
        <text:list-item>
          <text:p text:style-name="Req-Name">Stage post_output only for Generic Module</text:p>
          <text:p text:style-name="Req-Text">Modules apart from the Generic module <text:span text:style-name="T11">should not</text:span> use the post_output stage.</text:p>
        </text:list-item>
      </text:list>
      <text:p text:style-name="Text_20_body">Note: Because this closes what was opened during the pre_output stage, there will be some problems, if many different modules use some loop constructs.</text:p>
      <text:p text:style-name="Text_20_body"/>
      <text:list text:style-name="Req-Numbering" text:continue-numbering="true">
        <text:list-item>
          <text:p text:style-name="Req-Name">Stage cleanup</text:p>
          <text:p text:style-name="Req-Text">During the cleanup stage, all that was set and is not needed any more <text:span text:style-name="T11">must</text:span> be unset or deleted.</text:p>
        </text:list-item>
      </text:list>
      <text:p text:style-name="Text_20_body">Note: This stage typically holds things like <text:span text:style-name="T8">unset var</text:span> or <text:span text:style-name="T8">rm /tmp/somefile</text:span>.</text:p>
      <text:h text:style-name="Heading_20_4" text:outline-level="4">Phases</text:h>
      <text:list text:style-name="Req-Numbering" text:continue-numbering="true">
        <text:list-item>
          <text:p text:style-name="Req-Name">Phase Intro</text:p>
          <text:p text:style-name="Req-Text">During the Intro phase, the following things <text:span text:style-name="T11">must</text:span> be handled in the init script: </text:p>
          <text:p text:style-name="Req-Text"><text:span text:style-name="T6">• Writing the header </text:span><text:span text:style-name="T9">#!/bin/sh</text:span><text:span text:style-name="T6"> to the first line</text:span></text:p>
          <text:p text:style-name="P24">• Add a comment that the script is automatically generated and should not be changed.</text:p>
          <text:p text:style-name="P24">• Add the time of creation, name and version of the creation tool.</text:p>
        </text:list-item>
      </text:list>
      <text:p text:style-name="P14"/>
      <text:list text:style-name="Req-Numbering" text:continue-numbering="true">
        <text:list-item>
          <text:p text:style-name="Req-Name">Phase FunctionDefinition</text:p>
          <text:p text:style-name="Req-Text">During this phase, all needed and used functions <text:span text:style-name="T11">must</text:span> be written to the init script.</text:p>
        </text:list-item>
      </text:list>
      <text:p text:style-name="Text_20_body"/>
      <text:list text:style-name="Req-Numbering" text:continue-numbering="true">
        <text:list-item>
          <text:p text:style-name="Req-Name">Phase CommandLineParsing</text:p>
          <text:p text:style-name="Req-Text">During this phase, the command line parsing <text:span text:style-name="T11">must</text:span> be written to the init script.</text:p>
        </text:list-item>
      </text:list>
      <text:p text:style-name="Text_20_body">Note: Parsing here means only parsing. <text:s/>The only thing that can and should be done, is setting some variables. During the pre_output stage, the following is emitted from the Generic module:</text:p>
      <text:p text:style-name="P26"><text:soft-page-break/>for x in $(cat /proc/cmdline); do </text:p>
      <text:p text:style-name="P25"><text:span text:style-name="T8"><text:s text:c="2"/>case ${x} in</text:span> </text:p>
      <text:p text:style-name="Text_20_body">This makes it possible that the output stage of other modules can handle special command line parameters.</text:p>
      <text:p text:style-name="Text_20_body">The post_output stage closes the case with a default rule, that prints out that the given parameter is not supported. <text:s/>It also closes the for loop.</text:p>
      <text:p text:style-name="Text_20_body"/>
      <text:list text:style-name="Req-Numbering" text:continue-numbering="true">
        <text:list-item>
          <text:p text:style-name="Req-Name">Phase CommandLineVerbose</text:p>
          <text:p text:style-name="Req-Text">During this phase debug and verbose parameters <text:span text:style-name="T11">must</text:span> be evaluated and corresponding things must be set up.</text:p>
        </text:list-item>
      </text:list>
      <text:p text:style-name="Text_20_body">Note: This is generally only implemented in the Generic module, which handles the verbose and debug parameters.</text:p>
      <text:p text:style-name="Text_20_body"/>
      <text:list text:style-name="Req-Numbering" text:continue-numbering="true">
        <text:list-item>
          <text:p text:style-name="Req-Name">Phase InitialSystemSetup</text:p>
          <text:p text:style-name="Req-Text">During this phase the needed system environment <text:span text:style-name="T11">must</text:span> be set up, like creating and setting up /dev, /sys, /proc, /tmp.</text:p>
        </text:list-item>
      </text:list>
      <text:p text:style-name="Text_20_body"/>
      <text:list text:style-name="Req-Numbering" text:continue-numbering="true">
        <text:list-item>
          <text:p text:style-name="Req-Name">Phase CommandLineEvaluation</text:p>
          <text:p text:style-name="Req-Text">During this phase the command line parameters <text:span text:style-name="T11">must</text:span> be evaluated.</text:p>
        </text:list-item>
      </text:list>
      <text:p text:style-name="Text_20_body">Note: The evaluation should use the command line parameter evaluation from the CommandLineParsing phase.</text:p>
      <text:p text:style-name="Text_20_body"/>
      <text:list text:style-name="Req-Numbering" text:continue-numbering="true">
        <text:list-item>
          <text:p text:style-name="Req-Name">Phase HandleInitialModuleSetup</text:p>
          <text:p text:style-name="Req-Text">During this phase the module set up <text:span text:style-name="T11">must</text:span> be done.</text:p>
        </text:list-item>
      </text:list>
      <text:p text:style-name="Text_20_body">Note: When a boot type or boot variant needs a special module, the loading must be done at this point.</text:p>
      <text:p text:style-name="Text_20_body"/>
      <text:list text:style-name="Req-Numbering" text:continue-numbering="true">
        <text:list-item>
          <text:p text:style-name="Req-Name">Phase SetupLowLevelTransport</text:p>
          <text:p text:style-name="Req-Text">During this phase all the low level transport set up <text:span text:style-name="T11">must</text:span> be done.</text:p>
        </text:list-item>
      </text:list>
      <text:p text:style-name="Text_20_body">Note: Here the low-level set up means the physical devices (like FC device or network devices).</text:p>
      <text:p text:style-name="Text_20_body"/>
      <text:list text:style-name="Req-Numbering" text:continue-numbering="true">
        <text:list-item>
          <text:p text:style-name="Req-Name">Phase SetupHighLevelTransport</text:p>
          <text:p text:style-name="Req-Text">During this phase all the high level transport set up <text:span text:style-name="T11">must</text:span> be done.</text:p>
        </text:list-item>
      </text:list>
      <text:p text:style-name="Text_20_body"><text:soft-page-break/>Note: Here the high-level set up means the logical transport protocol set up, like logging in a SCSI target.</text:p>
      <text:p text:style-name="Text_20_body"/>
      <text:list text:style-name="Req-Numbering" text:continue-numbering="true">
        <text:list-item>
          <text:p text:style-name="Req-Name">Phase SetupDiskDevices</text:p>
          <text:p text:style-name="Req-Text">During this phase all disk device set up <text:span text:style-name="T11">must</text:span> be done.</text:p>
        </text:list-item>
      </text:list>
      <text:p text:style-name="Text_20_body">Note: This means that at the end of this phase there must be a mountable root device available.</text:p>
      <text:p text:style-name="Text_20_body"/>
      <text:list text:style-name="Req-Numbering" text:continue-numbering="true">
        <text:list-item>
          <text:p text:style-name="Req-Name">Phase MountRoot</text:p>
          <text:p text:style-name="Req-Text">During this phase the root disk device <text:span text:style-name="T11">must</text:span> be mounted under <text:span text:style-name="T13">/root</text:span>.</text:p>
        </text:list-item>
      </text:list>
      <text:p text:style-name="Text_20_body">Note: This is typically done with the a mount command from the Generic module.</text:p>
      <text:p text:style-name="Text_20_body"/>
      <text:list text:style-name="Req-Numbering" text:continue-numbering="true">
        <text:list-item>
          <text:p text:style-name="Req-Name">Phase PrepareRootDir</text:p>
          <text:p text:style-name="Req-Text">During this phase the freshly mounted root directory <text:span text:style-name="T11">must</text:span> be adapted.</text:p>
        </text:list-item>
      </text:list>
      <text:p text:style-name="Text_20_body">Note: Typically some boot types and variants need some special set up of the root directory.</text:p>
      <text:p text:style-name="Text_20_body"/>
      <text:list text:style-name="Req-Numbering" text:continue-numbering="true">
        <text:list-item>
          <text:p text:style-name="Req-Name">Phase CheckForInit</text:p>
          <text:p text:style-name="Req-Text">During this phase the correct init executable <text:span text:style-name="T11">must</text:span> be searched.</text:p>
        </text:list-item>
      </text:list>
      <text:p text:style-name="Text_20_body">Note: Typically this is <text:span text:style-name="T13">/(s)bin/init</text:span> or (when specified) <text:span text:style-name="T13">/bin/bash</text:span>.</text:p>
      <text:p text:style-name="Text_20_body"/>
      <text:list text:style-name="Req-Numbering" text:continue-numbering="true">
        <text:list-item>
          <text:p text:style-name="Req-Name">Phase RunInit</text:p>
          <text:p text:style-name="Req-Text">During this phase the real init <text:span text:style-name="T11">must</text:span> be executed in the new root environment.</text:p>
        </text:list-item>
      </text:list>
      <text:p text:style-name="Text_20_body">Note: This is normally done only by the Generic module.</text:p>
      <text:p text:style-name="Text_20_body">Note: Everything that is output in the post_output and cleanup phase is typically not executed – except, when the new init process cannot be executed or ends.</text:p>
      <text:h text:style-name="P19" text:outline-level="3">Modular</text:h>
      <text:list text:style-name="Req-Numbering" text:continue-numbering="true">
        <text:list-item>
          <text:p text:style-name="Req-Name">Program must be modular</text:p>
          <text:p text:style-name="Req-Text">The program to create the initramfs with <text:span text:style-name="T11">must</text:span> be modular in the way that additional functionality can be added without changing or breaking any existing functionality.</text:p>
        </text:list-item>
      </text:list>
      <text:p text:style-name="P13"><text:soft-page-break/>Note: This is very important. <text:s/>This means also, that the <text:span text:style-name="T1">init4boot</text:span> is extensible.</text:p>
      <text:h text:style-name="Heading_20_3" text:outline-level="3">Dependencies</text:h>
      <text:p text:style-name="Text_20_body">Some modules and functionality need other modules and functionality. <text:s/>To get the order right, each module can depend (for each phase) on other modules.</text:p>
      <text:list text:style-name="Req-Numbering" text:continue-numbering="true">
        <text:list-item>
          <text:p text:style-name="Req-Name">Dependencies</text:p>
          <text:p text:style-name="Req-Text">The program to create the initramfs with, <text:span text:style-name="T11">must</text:span> be handle the given dependencies.</text:p>
        </text:list-item>
      </text:list>
      <text:p text:style-name="P13"/>
      <text:list text:style-name="Req-Numbering" text:continue-numbering="true">
        <text:list-item>
          <text:p text:style-name="Req-Name">Specification of Dependencies</text:p>
          <text:p text:style-name="Req-Text">Dependencies <text:span text:style-name="T11">must</text:span> be specified as a list of dependent modules.</text:p>
        </text:list-item>
      </text:list>
      <text:p text:style-name="P13"/>
      <text:list text:style-name="Req-Numbering" text:continue-numbering="true">
        <text:list-item>
          <text:p text:style-name="Req-Name">Granularity of Dependencies</text:p>
          <text:p text:style-name="Req-Text">It <text:span text:style-name="T11">must</text:span> be possible to specify a dependency for each phase.</text:p>
        </text:list-item>
      </text:list>
      <text:p text:style-name="P13"/>
      <text:h text:style-name="P19" text:outline-level="3">Command Line Parameters</text:h>
      <text:p text:style-name="P13">The command line parameters are reached to the init script via <text:span text:style-name="T14">/proc/cmdline</text:span> from the kernel.</text:p>
      <text:p text:style-name="P13">There are some general command line parameters that are handled for mostly all modules – these are described in this section.</text:p>
      <text:p text:style-name="P13">There are also command line parameters, that are specific to boot types or boot variants. <text:s/>These are described further down in the specific section.</text:p>
      <text:list text:style-name="Req-Numbering" text:continue-numbering="true">
        <text:list-item>
          <text:p text:style-name="Req-Name">Exclusion of existing kernel parameters</text:p>
          <text:p text:style-name="Req-Text">The command line parameters which are interpreted from the kernel <text:span text:style-name="T11">must not</text:span> be (re-)used.</text:p>
        </text:list-item>
      </text:list>
      <text:p text:style-name="Text_20_body">Note: This mostly gives problems. <text:s/></text:p>
      <text:p text:style-name="Text_20_body">Example: When using <text:span text:style-name="T14">ip=dhcp</text:span>, the kernel itself tries some heuristic to get some network interfaces up and running. <text:s/>But this can take much time. <text:s/>When using about six Ethernet interfaces, all that cannot (and maybe should not) initialized every single interface configuration runs into a timeout. <text:s/>Therefore, for configuration of network, the parameter <text:span text:style-name="T14">nw=</text:span> is chosen.</text:p>
      <text:p text:style-name="P13"/>
      <text:list text:style-name="Req-Numbering" text:continue-numbering="true">
        <text:list-item>
          <text:p text:style-name="Req-Name">rfs: Root File System</text:p>
          <text:p text:style-name="Req-Text">The boot type <text:span text:style-name="T11">must</text:span> be configured with the parameter <text:span text:style-name="T14">rfs</text:span>.</text:p>
        </text:list-item>
      </text:list>
      <text:p text:style-name="Text_20_body"/>
      <text:list text:style-name="Req-Numbering" text:continue-numbering="true">
        <text:list-item>
          <text:p text:style-name="Req-Name"><text:soft-page-break/>rfs: Syntax</text:p>
          <text:p text:style-name="Req-Text">The rfs parameter <text:span text:style-name="T11">must</text:span> follow the syntax:</text:p>
          <text:p text:style-name="Req-Text"><text:s text:c="2"/><text:span text:style-name="T14">rfs=&lt;boot type&gt;:&lt;additional parameters&gt;</text:span></text:p>
        </text:list-item>
      </text:list>
      <text:p text:style-name="P18"/>
      <text:list text:style-name="Req-Numbering" text:continue-numbering="true">
        <text:list-item>
          <text:p text:style-name="P22">rfs: Boot Type</text:p>
          <text:p text:style-name="P23">The <text:span text:style-name="T14">&lt;boot type&gt;</text:span> <text:span text:style-name="T11">must</text:span> be one of <text:span text:style-name="T14">iscsi</text:span>, <text:span text:style-name="T14">local</text:span> or <text:span text:style-name="T14">nfs</text:span>.</text:p>
        </text:list-item>
      </text:list>
      <text:p text:style-name="Text_20_body">Note: The semantics of this should be clear.</text:p>
      <text:list text:style-name="Req-Numbering" text:continue-numbering="true">
        <text:list-item>
          <text:p text:style-name="Req-Name">Additional Parameters</text:p>
          <text:p text:style-name="Req-Text">The <text:span text:style-name="T14">&lt;additional parameters&gt;</text:span> <text:span text:style-name="T11">must</text:span> be given as a list of <text:span text:style-name="T14">key=value</text:span> pairs, separated with a semicolon.</text:p>
        </text:list-item>
      </text:list>
      <text:p text:style-name="Text_20_body">Example: The following is a syntactic correct additional parameters list:</text:p>
      <text:p text:style-name="P28">fast=yes;use_fb=no;serverip=10.1.1.3</text:p>
      <text:p text:style-name="P30"/>
      <text:list text:style-name="Req-Numbering" text:continue-numbering="true">
        <text:list-item>
          <text:p text:style-name="Req-Name">Boot Variant</text:p>
          <text:p text:style-name="Req-Text">The boot variants <text:span text:style-name="T11">must</text:span> be specified as a comma separated list with the parameter <text:span text:style-name="T14">bv=</text:span>.</text:p>
        </text:list-item>
      </text:list>
      <text:p text:style-name="Text_20_body">Note: A full list of boot variants can be found in the next sections.</text:p>
      <text:p text:style-name="Text_20_body">Example: <text:span text:style-name="T14">bv=network,udev</text:span></text:p>
      <text:p text:style-name="P18"/>
      <text:list text:style-name="Req-Numbering" text:continue-numbering="true">
        <text:list-item>
          <text:p text:style-name="Req-Name">Host ID</text:p>
          <text:p text:style-name="Req-Text">It <text:span text:style-name="T11">must</text:span> be possible to specify a unique id with the parameter <text:span text:style-name="T14">hostid=</text:span>.</text:p>
        </text:list-item>
      </text:list>
      <text:p text:style-name="Text_20_body">Note: This id is used in some boot scenarios. <text:s/>When this is used is documented in the next sections.</text:p>
      <text:h text:style-name="Heading_20_3" text:outline-level="3">Boot types </text:h>
      <text:h text:style-name="Heading_20_4" text:outline-level="4">Generic</text:h>
      <text:h text:style-name="Heading_20_4" text:outline-level="4">local</text:h>
      <text:p text:style-name="Text_20_body">There is mostly no difference between booting from a local disk or booting from special Fiber Channel hardware: The things described in this section, are also valid for the HBA based Fiber Channel setup.</text:p>
      <text:list text:style-name="Req-Numbering" text:continue-numbering="true">
        <text:list-item>
          <text:p text:style-name="Req-Name">local: Generic</text:p>
          <text:p text:style-name="Req-Text">It <text:span text:style-name="T11">must</text:span> be possible to boot from a local hard disk, connected by (S)ATA, SCSI, USB or IEEE1934 interface.</text:p>
        </text:list-item>
      </text:list>
      <text:p text:style-name="Text_20_body"><text:soft-page-break/></text:p>
      <text:list text:style-name="Req-Numbering" text:continue-numbering="true">
        <text:list-item>
          <text:p text:style-name="Req-Name">local: path</text:p>
          <text:p text:style-name="Req-Text">The path to the root disk that <text:span text:style-name="T11">must</text:span> be specified with the additional parameter <text:span text:style-name="T13">path=</text:span> <text:span text:style-name="T11">must</text:span> be used as the root disk.</text:p>
        </text:list-item>
      </text:list>
      <text:h text:style-name="Heading_20_4" text:outline-level="4">nfs</text:h>
      <text:list text:style-name="Req-Numbering" text:continue-numbering="true">
        <text:list-item>
          <text:p text:style-name="Req-Name">nfs: global</text:p>
          <text:p text:style-name="Req-Text">It must be possible to boot from NFS based root disk.</text:p>
        </text:list-item>
      </text:list>
      <text:p text:style-name="Text_20_body"/>
      <text:list text:style-name="Req-Numbering" text:continue-numbering="true">
        <text:list-item>
          <text:p text:style-name="Req-Name">nfs: path</text:p>
          <text:p text:style-name="Req-Text">The path to the NFS root disk that <text:span text:style-name="T11">must</text:span> be specified with the additional parameter <text:span text:style-name="T15">path=</text:span> <text:span text:style-name="T11">must</text:span> be used as the root disk.</text:p>
        </text:list-item>
      </text:list>
      <text:p text:style-name="Text_20_body"/>
      <text:list text:style-name="Req-Numbering" text:continue-numbering="true">
        <text:list-item>
          <text:p text:style-name="Req-Name">nfs: path parameter</text:p>
          <text:p text:style-name="Req-Text">The path parameter <text:span text:style-name="T11">must</text:span> be of the form host:/path – where host is the IP address and path is the path to the root file system.</text:p>
        </text:list-item>
      </text:list>
      <text:h text:style-name="Heading_20_4" text:outline-level="4">iscsi</text:h>
      <text:list text:style-name="Req-Numbering" text:continue-numbering="true">
        <text:list-item>
          <text:p text:style-name="Req-Name">iscsi: Generic</text:p>
          <text:p text:style-name="Req-Text">It <text:span text:style-name="T11">must</text:span> be possible to boot from an iSCSI target.</text:p>
        </text:list-item>
      </text:list>
      <text:p text:style-name="Text_20_body"/>
      <text:list text:style-name="Req-Numbering" text:continue-numbering="true">
        <text:list-item>
          <text:p text:style-name="Req-Name">iscsi: Parameter localiqn</text:p>
          <text:p text:style-name="Req-Text">The local IQN (i. e. the IQN of the client) <text:span text:style-name="T11">must</text:span> be specified with the additional parameter <text:span text:style-name="T13">localiqn=</text:span>.</text:p>
        </text:list-item>
      </text:list>
      <text:p text:style-name="Text_20_body"/>
      <text:list text:style-name="Req-Numbering" text:continue-numbering="true">
        <text:list-item>
          <text:p text:style-name="Req-Name">iscsi: Parameter portals (optional)</text:p>
          <text:p text:style-name="Req-Text">All iSCSI target portals <text:span text:style-name="T11">may</text:span> be specified as a comma separated list with the additional parameter <text:span text:style-name="T13">portals=</text:span>.</text:p>
        </text:list-item>
      </text:list>
      <text:p text:style-name="Text_20_body"/>
      <text:list text:style-name="Req-Numbering" text:continue-numbering="true">
        <text:list-item>
          <text:p text:style-name="Req-Name">iscsi: Effects of parameter portals (positive)</text:p>
          <text:p text:style-name="Req-Text">If the parameter <text:span text:style-name="T16">portals=</text:span> is specified, the portals <text:span text:style-name="T11">must</text:span> be used for iSCSI discovery. <text:s/>All discovered targets <text:span text:style-name="T11">must</text:span> be used.</text:p>
        </text:list-item>
      </text:list>
      <text:p text:style-name="Text_20_body"/>
      <text:list text:style-name="Req-Numbering" text:continue-numbering="true">
        <text:list-item>
          <text:p text:style-name="Req-Name">iscsi: Effects of parameter portals (negative)</text:p>
          <text:p text:style-name="Req-Text"><text:soft-page-break/>If the parameter <text:s/><text:span text:style-name="T16">portals=</text:span> is not specified, the iscsiadm <text:span text:style-name="T11">must</text:span> be started with the parameters, so that all targets are connected automatically – when the configuration says so.</text:p>
        </text:list-item>
      </text:list>
      <text:p text:style-name="Text_20_body">Note: This gives the possibility to download the whole open-iscsi database during the tftp stage and just use this with all those configurations.</text:p>
      <text:p text:style-name="Text_20_body"/>
      <text:list text:style-name="Req-Numbering" text:continue-numbering="true">
        <text:list-item>
          <text:p text:style-name="Req-Name">iscsi: path</text:p>
          <text:p text:style-name="Req-Text">The path to the root disk that <text:span text:style-name="T11">must</text:span> be specified with the additional parameter <text:span text:style-name="T13">path=</text:span> <text:span text:style-name="T11">must</text:span> be used as the root disk.</text:p>
        </text:list-item>
      </text:list>
      <text:p text:style-name="Text_20_body"/>
      <text:p text:style-name="Text_20_body">Example for the rfs parameter for iSCSI: </text:p>
      <text:p text:style-name="P27">rfs=iscsi:localiqn=iqn.2008-02.org.flonatel:00031;portals=192.168.228.20,192.168.228.21;path=/dev/mapper/iboot-root1</text:p>
      <text:h text:style-name="Heading_20_3" text:outline-level="3">Boot variants</text:h>
      <text:h text:style-name="Heading_20_4" text:outline-level="4">udev </text:h>
      <text:list text:style-name="Req-Numbering" text:continue-numbering="true">
        <text:list-item>
          <text:p text:style-name="Req-Name">udev: Generic</text:p>
          <text:p text:style-name="Req-Text">When the boot variant udev is specified, the Linux udev system <text:span text:style-name="T11">must</text:span> be initialized during boot.</text:p>
        </text:list-item>
      </text:list>
      <text:h text:style-name="Heading_20_4" text:outline-level="4">multipath</text:h>
      <text:p text:style-name="Standard"/>
      <text:list text:style-name="Req-Numbering" text:continue-numbering="true">
        <text:list-item>
          <text:p text:style-name="Req-Name">multipath: Generic</text:p>
          <text:p text:style-name="Req-Text">When the boot variant <text:span text:style-name="T15">multipath</text:span> is specified, the Linux multipath system <text:span text:style-name="T11">must</text:span> be initialized during boot.</text:p>
        </text:list-item>
      </text:list>
      <text:p text:style-name="Text_20_body">Note: That of course implies, that the root disk can be accesses with multipath. </text:p>
      <text:h text:style-name="Heading_20_4" text:outline-level="4">LVM2</text:h>
      <text:list text:style-name="Req-Numbering" text:continue-numbering="true">
        <text:list-item>
          <text:p text:style-name="Req-Name">lvm2: Generic</text:p>
          <text:p text:style-name="Req-Text">When the boot variant <text:span text:style-name="T15">lvm2</text:span> is specified, the Linux logical volume manager <text:span text:style-name="T11">must</text:span> be started.</text:p>
        </text:list-item>
      </text:list>
      <text:h text:style-name="Heading_20_4" text:outline-level="4">md</text:h>
      <text:list text:style-name="Req-Numbering" text:continue-numbering="true">
        <text:list-item>
          <text:p text:style-name="Req-Name">md: Generic</text:p>
          <text:p text:style-name="Req-Text">When the boot variant <text:span text:style-name="T15">md</text:span> is specified, the Linux multi device <text:span text:style-name="T11">must</text:span> be started.</text:p>
        </text:list-item>
      </text:list>
      <text:h text:style-name="Heading_20_4" text:outline-level="4"><text:soft-page-break/>Interaction of lvm2 and md</text:h>
      <text:p text:style-name="Text_20_body">Because it is possible to build a stack of lvm2 and md volumes, the scan must be done iteratively.</text:p>
      <text:list text:style-name="Req-Numbering" text:continue-numbering="true">
        <text:list-item>
          <text:p text:style-name="Req-Name">Interaction between lvm2 and md</text:p>
          <text:p text:style-name="Req-Text">When <text:span text:style-name="T15">lvm2</text:span> and <text:span text:style-name="T15">md</text:span> boot variants are specified, the lvm2 and md volume scanning must be done iteratively at least three times.</text:p>
        </text:list-item>
      </text:list>
      <text:p text:style-name="Text_20_body">With this requirement it is possible to have a lvm2 device on a md device which itself uses some parts of different lvm2 devices. (This is a real world example.)</text:p>
      <text:h text:style-name="Heading_20_4" text:outline-level="4">network </text:h>
      <text:list text:style-name="Req-Numbering" text:continue-numbering="true">
        <text:list-item>
          <text:p text:style-name="Req-Name">network: Generic</text:p>
          <text:p text:style-name="Req-Text">When the boot variant <text:span text:style-name="T15">network</text:span> is specified, the specified network devices <text:span text:style-name="T11">must</text:span> be initialized during boot.</text:p>
        </text:list-item>
      </text:list>
      <text:p text:style-name="Text_20_body"/>
      <text:list text:style-name="Req-Numbering" text:continue-numbering="true">
        <text:list-item>
          <text:p text:style-name="Req-Name">network: Parameter nw</text:p>
          <text:p text:style-name="Req-Text">The network initialization data <text:span text:style-name="T11">must</text:span> be specified with the <text:span text:style-name="T13">nw=</text:span> parameter.</text:p>
        </text:list-item>
      </text:list>
      <text:p text:style-name="Text_20_body"/>
      <text:list text:style-name="Req-Numbering" text:continue-numbering="true">
        <text:list-item>
          <text:p text:style-name="Req-Name">network: Syntax of nw Parameter</text:p>
          <text:p text:style-name="Req-Text">The <text:span text:style-name="T13">nw=</text:span> parameter <text:span text:style-name="T11">must</text:span> contain a comma separated list of <text:span text:style-name="T13">&lt;nwif&gt;:&lt;init params&gt;</text:span>, where &lt;nwif&gt; is the name of the network interface and &lt;init params&gt; are the parameters to initialize the network interface.</text:p>
        </text:list-item>
      </text:list>
      <text:p text:style-name="P13"/>
      <text:h text:style-name="Heading_20_5" text:outline-level="5">DHCP</text:h>
      <text:p text:style-name="Standard"/>
      <text:list text:style-name="Req-Numbering" text:continue-numbering="true">
        <text:list-item>
          <text:p text:style-name="Req-Name">network: DHCP</text:p>
          <text:p text:style-name="Req-Text">When the &lt;init params&gt; is 'dhcp', then the given network device <text:span text:style-name="T11">must</text:span> be initialized with the help of DHCP. </text:p>
        </text:list-item>
      </text:list>
      <text:p text:style-name="P13"/>
      <text:p text:style-name="P13">Example:</text:p>
      <text:p text:style-name="P27">nw=eth3:dhcp,eth5:dhcp</text:p>
      <text:p text:style-name="P27"/>
      <text:list text:style-name="Req-Numbering" text:continue-numbering="true">
        <text:list-item>
          <text:p text:style-name="Req-Name">network: DHCP and classless routing</text:p>
          <text:p text:style-name="Req-Text">When DHCP is used for configuring network interfaces, the classless routing, as described in <text:bibliography-mark text:identifier="RFC 3442" text:bibliography-type="manual" text:author="Lemon, T; Cheshire, S; Volz, B" text:title="The Classless Static Route Option for Dynamic Host Configuration Protocol (DHCP) version 4" text:year="2002" text:url="http://tools.ietf.org/html/rfc3442">[RFC 3442]</text:bibliography-mark> <text:span text:style-name="T11">must</text:span> be supported.</text:p>
        </text:list-item>
      </text:list>
      <text:h text:style-name="Heading_20_5" text:outline-level="5"><text:soft-page-break/>static</text:h>
      <text:p text:style-name="Text_20_body">Note: Static IP address assignment is currently not supported.</text:p>
      <text:h text:style-name="Heading_20_4" text:outline-level="4">tftp </text:h>
      <text:p text:style-name="Text_20_body">Under some circumstances, there is the need to have much more configuration data that the kernel command line allows. <text:s/>Currently (for Xen kernels a la 2.6.18), there is a maximum of 256, for newer kernels there is a maximum of 4096 characters.</text:p>
      <text:p text:style-name="Text_20_body">To get around this limitation there is the possibility to use the tftp boot variant. <text:s/>This tries to get some data from an tftp server, unpacks it and tries to execute a shell script – when provided.</text:p>
      <text:p text:style-name="Text_20_body">Note that there is one major disadvantage when using tftp: there is no access control. <text:s/>So mostly everybody can read all the filed that are placed on a tftp server. <text:s/>In data center environments, some mechanism using encryption and / or authentication (like sftp) should be used instead.</text:p>
      <text:list text:style-name="Req-Numbering" text:continue-numbering="true">
        <text:list-item>
          <text:p text:style-name="Req-Name">tftp: Dependency to Network Boot Variant</text:p>
          <text:p text:style-name="Req-Text">When the tftp boot variant is enabled, the network boot variant <text:span text:style-name="T11">must</text:span> be also enabled.</text:p>
        </text:list-item>
      </text:list>
      <text:p text:style-name="Text_20_body">Note: This dependency is normally checked and handled during the CommandLineEvaluation phase.</text:p>
      <text:p text:style-name="Text_20_body"/>
      <text:list text:style-name="Req-Numbering" text:continue-numbering="true">
        <text:list-item>
          <text:p text:style-name="Req-Name">tftp: Command Line Parameters</text:p>
          <text:p text:style-name="Req-Text">When the tftp boot variant is enabled, the command line parameter <text:span text:style-name="T12">tftp=</text:span> <text:span text:style-name="T11">must</text:span> hold a comma separated list of IP addresses of the tftp servers.</text:p>
        </text:list-item>
      </text:list>
      <text:p text:style-name="Text_20_body"/>
      <text:list text:style-name="Req-Numbering" text:continue-numbering="true">
        <text:list-item>
          <text:p text:style-name="Req-Name">tftp: File Name</text:p>
          <text:p text:style-name="Req-Text">When the tftp boot variant is enabled, the file named <text:span text:style-name="T13">&lt;hostid&gt;.tar</text:span> <text:span text:style-name="T11">must</text:span> be downloaded from a tftp server. <text:s/>As long as it is not possible to download the file, all given tftp servers <text:span text:style-name="T11">must</text:span> be tried.</text:p>
        </text:list-item>
      </text:list>
      <text:p text:style-name="Text_20_body">Note: Each tftp server must be tried mostly once.</text:p>
      <text:p text:style-name="Text_20_body"/>
      <text:list text:style-name="Req-Numbering" text:continue-numbering="true">
        <text:list-item>
          <text:p text:style-name="Req-Name">tftp: File Format</text:p>
          <text:p text:style-name="Req-Text">The file of the tftp downloaded file <text:span text:style-name="T11">must</text:span> be a tar archive.</text:p>
        </text:list-item>
      </text:list>
      <text:p text:style-name="Text_20_body"/>
      <text:list text:style-name="Req-Numbering" text:continue-numbering="true">
        <text:list-item>
          <text:p text:style-name="Req-Name">tftp: File Extraction</text:p>
          <text:p text:style-name="Req-Text">The tftp downloaded file <text:span text:style-name="T11">must</text:span> be extracted in the initramfs root directory.</text:p>
        </text:list-item>
      </text:list>
      <text:p text:style-name="Text_20_body"><text:soft-page-break/>Note: So it is very easy to store some configuration files in the tar archive, e.g. something like <text:span text:style-name="T13">/etc/multipath.conf</text:span> or <text:span text:style-name="T13">/etc/iscsi/iscsid.conf</text:span>.</text:p>
      <text:p text:style-name="P16"/>
      <text:list text:style-name="Req-Numbering" text:continue-numbering="true">
        <text:list-item>
          <text:p text:style-name="Req-Name">tftp: Execution of Shell Script</text:p>
          <text:p text:style-name="Req-Text">When after the extraction of the tftp downloaded file there exists a file <text:span text:style-name="T13">/tftp.sh</text:span> and this file is executable, this file <text:span text:style-name="T11">must</text:span> be sourced by the init script.</text:p>
        </text:list-item>
      </text:list>
      <text:p text:style-name="Text_20_body">Note: This is sourced, so that it is possible to set shell variables.</text:p>
      <text:p text:style-name="Text_20_body"/>
      <text:p text:style-name="Text_20_body">Example of the command line parameters for tftp server:</text:p>
      <text:p text:style-name="P27">tftp=192.168.228.24,192.168.228.25</text:p>
      <text:h text:style-name="Heading_20_1" text:outline-level="1">Design decisions</text:h>
      <text:h text:style-name="Heading_20_2" text:outline-level="2">Python</text:h>
      <text:p text:style-name="Text_20_body">Python was used to create the initramfs and init script, because it's simple, it's short, it's fast and it works.</text:p>
      <text:h text:style-name="Heading_20_1" text:outline-level="1">Implementation Details</text:h>
      <text:h text:style-name="Heading_20_2" text:outline-level="2">Shared Library handling</text:h>
      <text:p text:style-name="Text_20_body">Because there is the need that </text:p>
      <text:list text:style-name="L6">
        <text:list-item>
          <text:p text:style-name="P40">one initramfs should be usable mostly everywhere, and</text:p>
        </text:list-item>
        <text:list-item>
          <text:p text:style-name="P40">it must be possible to created the initramfs on every system,</text:p>
        </text:list-item>
      </text:list>
      <text:p text:style-name="Text_20_body">it is not possible</text:p>
      <text:list text:style-name="L7">
        <text:list-item>
          <text:p text:style-name="P41">execute any program,</text:p>
        </text:list-item>
        <text:list-item>
          <text:p text:style-name="P41">to call ldd on a program,</text:p>
        </text:list-item>
        <text:list-item>
          <text:p text:style-name="P41">to make any assumptions about the modules that must be loaded.</text:p>
        </text:list-item>
      </text:list>
      <text:p text:style-name="Text_20_body">Because of this, a new method was developed to get the dependencies correct. <text:s/>Instead of using the ldd command (which does nothing more than setting some ld.so environment variables and running the binary), objdump is used. <text:s/>This has the advantage, that objdump is able to read mostly all kind of binaries.</text:p>
      <text:p text:style-name="Text_20_body">Currently all the modules that are available are also copied into the initramfs.</text:p>
      <text:p text:style-name="Text_20_body">This leads to a somewhat large initramfs – something between 20 and 30 MByte. <text:s/>But: therefore there needs only be one. <text:s/>In a data centre environment this makes sense: there is no need to fiddle around with creating, unpacking and repacking the initramfs. <text:s/>For each kernel version (and OS release) there is <text:soft-page-break/>only one initramfs. <text:s/>This saves management time and some disk space – compared with some hundreds of individual initramfs images.</text:p>
      <text:h text:style-name="Heading_20_1" text:outline-level="1">Testing</text:h>
      <text:p text:style-name="Text_20_body">The following types, architectures and variants influence the boot process. <text:s/>To have a full regression test for all of the systems, about 75.000.000<text:note text:id="ftn1" text:note-class="footnote"><text:note-citation>1</text:note-citation><text:note-body><text:p text:style-name="Footnote">Exact number is 74317824, which is 2^15*14*3*3*6*3.</text:p></text:note-body></text:note> different system setups are needed – for each distribution.</text:p>
      <text:p text:style-name="Text_20_body">Dependencies:</text:p>
      <text:list text:style-name="L8">
        <text:list-item>
          <text:p text:style-name="P42">Architecture: amd64, arm, armeb, alpha, hppa, i386, ia64, m68k, mips, mipsel, powerpc, s390, sh, sparc</text:p>
        </text:list-item>
        <text:list-item>
          <text:p text:style-name="P42">Virtualization: Bare Metal, Xen dom0, Xen domU</text:p>
        </text:list-item>
        <text:list-item>
          <text:p text:style-name="P42">Multipath: on, off</text:p>
        </text:list-item>
        <text:list-item>
          <text:p text:style-name="P42">udev: on, off? (Are there systems out there without any udev these times?)</text:p>
        </text:list-item>
        <text:list-item>
          <text:p text:style-name="P42">Boot type: iSCSI, local, nfs</text:p>
        </text:list-item>
        <text:list-item>
          <text:p text:style-name="P42">LVM: on, off</text:p>
        </text:list-item>
        <text:list-item>
          <text:p text:style-name="P42">Using disk id: off, label, uuid</text:p>
        </text:list-item>
        <text:list-item>
          <text:p text:style-name="P42">EVMS: on, off</text:p>
        </text:list-item>
        <text:list-item>
          <text:p text:style-name="P42">MD: on, off</text:p>
        </text:list-item>
        <text:list-item>
          <text:p text:style-name="P42">dm-crypt: on, off</text:p>
        </text:list-item>
        <text:list-item>
          <text:p text:style-name="P42">Transport Interface: SCSI, SATA, USB, IEEE1394, CCISS, ida, network</text:p>
        </text:list-item>
        <text:list-item>
          <text:p text:style-name="P42">usplash / splashy: on, off</text:p>
        </text:list-item>
        <text:list-item>
          <text:p text:style-name="P42">? cramfs initrd: on, off</text:p>
        </text:list-item>
        <text:list-item>
          <text:p text:style-name="P42">USB keyboard: on, off</text:p>
        </text:list-item>
        <text:list-item>
          <text:p text:style-name="P42">? uswsusp: on, off</text:p>
        </text:list-item>
        <text:list-item>
          <text:p text:style-name="P42">? swsusp: on, off</text:p>
        </text:list-item>
        <text:list-item>
          <text:p text:style-name="P42">? swsusp2: on, off</text:p>
        </text:list-item>
      </text:list>
      <text:h text:style-name="Heading_20_2" text:outline-level="2">Tested systems</text:h>
      <text:p text:style-name="Text_20_body"><text:span text:style-name="T1">Init4boot </text:span><text:span text:style-name="T7">was tested on the following systems and everything works fine (as expected):</text:span></text:p>
      <table:table table:name="Table1" table:style-name="Table1">
        <table:table-column table:style-name="Table1.A" table:number-columns-repeated="3"/>
        <table:table-column table:style-name="Table1.D"/>
        <table:table-row>
          <table:table-cell table:style-name="Table1.A1" office:value-type="string">
            <text:p text:style-name="P32">Distribution</text:p>
          </table:table-cell>
          <table:table-cell table:style-name="Table1.A1" office:value-type="string">
            <text:p text:style-name="P31">Debian</text:p>
          </table:table-cell>
          <table:table-cell table:style-name="Table1.A1" office:value-type="string">
            <text:p text:style-name="P32">Version</text:p>
          </table:table-cell>
          <table:table-cell table:style-name="Table1.D1" office:value-type="string">
            <text:p text:style-name="P31">4</text:p>
          </table:table-cell>
        </table:table-row>
        <table:table-row>
          <table:table-cell table:style-name="Table1.A2" office:value-type="string">
            <text:p text:style-name="P32">Architecture</text:p>
          </table:table-cell>
          <table:table-cell table:style-name="Table1.A2" office:value-type="string">
            <text:p text:style-name="P31">amd64</text:p>
          </table:table-cell>
          <table:table-cell table:style-name="Table1.A2" office:value-type="string">
            <text:p text:style-name="P32">Virtualization</text:p>
          </table:table-cell>
          <table:table-cell table:style-name="Table1.D2" office:value-type="string">
            <text:p text:style-name="P31">domU</text:p>
          </table:table-cell>
        </table:table-row>
        <table:table-row>
          <table:table-cell table:style-name="Table1.A2" office:value-type="string">
            <text:p text:style-name="P32">multipath</text:p>
          </table:table-cell>
          <table:table-cell table:style-name="Table1.A2" office:value-type="string">
            <text:p text:style-name="P31">on</text:p>
          </table:table-cell>
          <table:table-cell table:style-name="Table1.A2" office:value-type="string">
            <text:p text:style-name="P32">Boot Type</text:p>
          </table:table-cell>
          <table:table-cell table:style-name="Table1.D2" office:value-type="string">
            <text:p text:style-name="P31">iSCSI </text:p>
          </table:table-cell>
        </table:table-row>
        <text:soft-page-break/>
        <table:table-row>
          <table:table-cell table:style-name="Table1.A2" office:value-type="string">
            <text:p text:style-name="P32">udev</text:p>
          </table:table-cell>
          <table:table-cell table:style-name="Table1.A2" office:value-type="string">
            <text:p text:style-name="P31">on</text:p>
          </table:table-cell>
          <table:table-cell table:style-name="Table1.A2" office:value-type="string">
            <text:p text:style-name="P32">lvm</text:p>
          </table:table-cell>
          <table:table-cell table:style-name="Table1.D2" office:value-type="string">
            <text:p text:style-name="P31">off</text:p>
          </table:table-cell>
        </table:table-row>
        <table:table-row>
          <table:table-cell table:style-name="Table1.A2" office:value-type="string">
            <text:p text:style-name="P32">disk id</text:p>
          </table:table-cell>
          <table:table-cell table:style-name="Table1.A2" office:value-type="string">
            <text:p text:style-name="P31">off</text:p>
          </table:table-cell>
          <table:table-cell table:style-name="Table1.A2" office:value-type="string">
            <text:p text:style-name="P32">evms</text:p>
          </table:table-cell>
          <table:table-cell table:style-name="Table1.D2" office:value-type="string">
            <text:p text:style-name="P31">off</text:p>
          </table:table-cell>
        </table:table-row>
        <table:table-row>
          <table:table-cell table:style-name="Table1.A2" office:value-type="string">
            <text:p text:style-name="P32">md</text:p>
          </table:table-cell>
          <table:table-cell table:style-name="Table1.A2" office:value-type="string">
            <text:p text:style-name="P31">off</text:p>
          </table:table-cell>
          <table:table-cell table:style-name="Table1.A2" office:value-type="string">
            <text:p text:style-name="P32">dm-crypt</text:p>
          </table:table-cell>
          <table:table-cell table:style-name="Table1.D2" office:value-type="string">
            <text:p text:style-name="P31">off</text:p>
          </table:table-cell>
        </table:table-row>
        <table:table-row>
          <table:table-cell table:style-name="Table1.A2" office:value-type="string">
            <text:p text:style-name="P32">interface</text:p>
          </table:table-cell>
          <table:table-cell table:style-name="Table1.A2" office:value-type="string">
            <text:p text:style-name="P31">network</text:p>
          </table:table-cell>
          <table:table-cell table:style-name="Table1.A2" office:value-type="string">
            <text:p text:style-name="P32">dmraid</text:p>
          </table:table-cell>
          <table:table-cell table:style-name="Table1.D2" office:value-type="string">
            <text:p text:style-name="P31">off</text:p>
          </table:table-cell>
        </table:table-row>
        <table:table-row>
          <table:table-cell table:style-name="Table1.A2" office:value-type="string">
            <text:p text:style-name="P32">(u)splash(y)</text:p>
          </table:table-cell>
          <table:table-cell table:style-name="Table1.A2" office:value-type="string">
            <text:p text:style-name="P31">off</text:p>
          </table:table-cell>
          <table:table-cell table:style-name="Table1.A2" office:value-type="string">
            <text:p text:style-name="P32">USB keyboard</text:p>
          </table:table-cell>
          <table:table-cell table:style-name="Table1.D2" office:value-type="string">
            <text:p text:style-name="P31">off</text:p>
          </table:table-cell>
        </table:table-row>
      </table:table>
      <text:p text:style-name="Text_20_body"/>
      <text:p text:style-name="Text_20_body">ISCSI devices tested: Linux IET, EMC AX150i</text:p>
      <text:p text:style-name="Text_20_body">Also tested: some additional disks (not root) with LVM</text:p>
      <text:p text:style-name="Text_20_body"/>
      <table:table table:name="Table2" table:style-name="Table2">
        <table:table-column table:style-name="Table2.A" table:number-columns-repeated="3"/>
        <table:table-column table:style-name="Table2.D"/>
        <table:table-row>
          <table:table-cell table:style-name="Table2.A1" office:value-type="string">
            <text:p text:style-name="P32">Distribution</text:p>
          </table:table-cell>
          <table:table-cell table:style-name="Table2.A1" office:value-type="string">
            <text:p text:style-name="P31">Debian</text:p>
          </table:table-cell>
          <table:table-cell table:style-name="Table2.A1" office:value-type="string">
            <text:p text:style-name="P32">Version</text:p>
          </table:table-cell>
          <table:table-cell table:style-name="Table2.D1" office:value-type="string">
            <text:p text:style-name="P31">4</text:p>
          </table:table-cell>
        </table:table-row>
        <table:table-row>
          <table:table-cell table:style-name="Table2.A2" office:value-type="string">
            <text:p text:style-name="P32">Architecture</text:p>
          </table:table-cell>
          <table:table-cell table:style-name="Table2.A2" office:value-type="string">
            <text:p text:style-name="P31">i386</text:p>
          </table:table-cell>
          <table:table-cell table:style-name="Table2.A2" office:value-type="string">
            <text:p text:style-name="P32">Virtualization</text:p>
          </table:table-cell>
          <table:table-cell table:style-name="Table2.D2" office:value-type="string">
            <text:p text:style-name="P31">bare metal</text:p>
          </table:table-cell>
        </table:table-row>
        <table:table-row>
          <table:table-cell table:style-name="Table2.A2" office:value-type="string">
            <text:p text:style-name="P32">multipath</text:p>
          </table:table-cell>
          <table:table-cell table:style-name="Table2.A2" office:value-type="string">
            <text:p text:style-name="P31">off</text:p>
          </table:table-cell>
          <table:table-cell table:style-name="Table2.A2" office:value-type="string">
            <text:p text:style-name="P32">Boot Type</text:p>
          </table:table-cell>
          <table:table-cell table:style-name="Table2.D2" office:value-type="string">
            <text:p text:style-name="P31">local </text:p>
          </table:table-cell>
        </table:table-row>
        <table:table-row>
          <table:table-cell table:style-name="Table2.A2" office:value-type="string">
            <text:p text:style-name="P32">udev</text:p>
          </table:table-cell>
          <table:table-cell table:style-name="Table2.A2" office:value-type="string">
            <text:p text:style-name="P31">on</text:p>
          </table:table-cell>
          <table:table-cell table:style-name="Table2.A2" office:value-type="string">
            <text:p text:style-name="P32">lvm</text:p>
          </table:table-cell>
          <table:table-cell table:style-name="Table2.D2" office:value-type="string">
            <text:p text:style-name="P31">off</text:p>
          </table:table-cell>
        </table:table-row>
        <table:table-row>
          <table:table-cell table:style-name="Table2.A2" office:value-type="string">
            <text:p text:style-name="P32">disk id</text:p>
          </table:table-cell>
          <table:table-cell table:style-name="Table2.A2" office:value-type="string">
            <text:p text:style-name="P31">off</text:p>
          </table:table-cell>
          <table:table-cell table:style-name="Table2.A2" office:value-type="string">
            <text:p text:style-name="P32">evms</text:p>
          </table:table-cell>
          <table:table-cell table:style-name="Table2.D2" office:value-type="string">
            <text:p text:style-name="P31">off</text:p>
          </table:table-cell>
        </table:table-row>
        <table:table-row>
          <table:table-cell table:style-name="Table2.A2" office:value-type="string">
            <text:p text:style-name="P32">md</text:p>
          </table:table-cell>
          <table:table-cell table:style-name="Table2.A2" office:value-type="string">
            <text:p text:style-name="P31">off</text:p>
          </table:table-cell>
          <table:table-cell table:style-name="Table2.A2" office:value-type="string">
            <text:p text:style-name="P32">dm-crypt</text:p>
          </table:table-cell>
          <table:table-cell table:style-name="Table2.D2" office:value-type="string">
            <text:p text:style-name="P31">off</text:p>
          </table:table-cell>
        </table:table-row>
        <table:table-row>
          <table:table-cell table:style-name="Table2.A2" office:value-type="string">
            <text:p text:style-name="P32">interface</text:p>
          </table:table-cell>
          <table:table-cell table:style-name="Table2.A2" office:value-type="string">
            <text:p text:style-name="P31">SATA</text:p>
          </table:table-cell>
          <table:table-cell table:style-name="Table2.A2" office:value-type="string">
            <text:p text:style-name="P32">dmraid</text:p>
          </table:table-cell>
          <table:table-cell table:style-name="Table2.D2" office:value-type="string">
            <text:p text:style-name="P31">off</text:p>
          </table:table-cell>
        </table:table-row>
        <table:table-row>
          <table:table-cell table:style-name="Table2.A2" office:value-type="string">
            <text:p text:style-name="P32">(u)splash(y)</text:p>
          </table:table-cell>
          <table:table-cell table:style-name="Table2.A2" office:value-type="string">
            <text:p text:style-name="P31">off</text:p>
          </table:table-cell>
          <table:table-cell table:style-name="Table2.A2" office:value-type="string">
            <text:p text:style-name="P32">USB keyboard</text:p>
          </table:table-cell>
          <table:table-cell table:style-name="Table2.D2" office:value-type="string">
            <text:p text:style-name="P31">off</text:p>
          </table:table-cell>
        </table:table-row>
      </table:table>
      <text:p text:style-name="Standard"/>
      <text:p text:style-name="Standard"/>
      <table:table table:name="Table4" table:style-name="Table4">
        <table:table-column table:style-name="Table4.A" table:number-columns-repeated="3"/>
        <table:table-column table:style-name="Table4.D"/>
        <table:table-row>
          <table:table-cell table:style-name="Table4.A1" office:value-type="string">
            <text:p text:style-name="P32">Distribution</text:p>
          </table:table-cell>
          <table:table-cell table:style-name="Table4.A1" office:value-type="string">
            <text:p text:style-name="P31">Debian</text:p>
          </table:table-cell>
          <table:table-cell table:style-name="Table4.A1" office:value-type="string">
            <text:p text:style-name="P32">Version</text:p>
          </table:table-cell>
          <table:table-cell table:style-name="Table4.D1" office:value-type="string">
            <text:p text:style-name="P31">5</text:p>
          </table:table-cell>
        </table:table-row>
        <table:table-row>
          <table:table-cell table:style-name="Table4.A2" office:value-type="string">
            <text:p text:style-name="P32">Architecture</text:p>
          </table:table-cell>
          <table:table-cell table:style-name="Table4.A2" office:value-type="string">
            <text:p text:style-name="P31">i386, amd64</text:p>
          </table:table-cell>
          <table:table-cell table:style-name="Table4.A2" office:value-type="string">
            <text:p text:style-name="P32">Virtualization</text:p>
          </table:table-cell>
          <table:table-cell table:style-name="Table4.D2" office:value-type="string">
            <text:p text:style-name="P31">Xen domU</text:p>
          </table:table-cell>
        </table:table-row>
        <table:table-row>
          <table:table-cell table:style-name="Table4.A2" office:value-type="string">
            <text:p text:style-name="P32">multipath</text:p>
          </table:table-cell>
          <table:table-cell table:style-name="Table4.A2" office:value-type="string">
            <text:p text:style-name="P31">off</text:p>
          </table:table-cell>
          <table:table-cell table:style-name="Table4.A2" office:value-type="string">
            <text:p text:style-name="P32">Boot Type</text:p>
          </table:table-cell>
          <table:table-cell table:style-name="Table4.D2" office:value-type="string">
            <text:p text:style-name="P31">iSCSI </text:p>
          </table:table-cell>
        </table:table-row>
        <table:table-row>
          <table:table-cell table:style-name="Table4.A2" office:value-type="string">
            <text:p text:style-name="P32">udev</text:p>
          </table:table-cell>
          <table:table-cell table:style-name="Table4.A2" office:value-type="string">
            <text:p text:style-name="P31">on</text:p>
          </table:table-cell>
          <table:table-cell table:style-name="Table4.A2" office:value-type="string">
            <text:p text:style-name="P32">lvm</text:p>
          </table:table-cell>
          <table:table-cell table:style-name="Table4.D2" office:value-type="string">
            <text:p text:style-name="P31">off / on</text:p>
          </table:table-cell>
        </table:table-row>
        <table:table-row>
          <table:table-cell table:style-name="Table4.A2" office:value-type="string">
            <text:p text:style-name="P32">disk id</text:p>
          </table:table-cell>
          <table:table-cell table:style-name="Table4.A2" office:value-type="string">
            <text:p text:style-name="P31">off</text:p>
          </table:table-cell>
          <table:table-cell table:style-name="Table4.A2" office:value-type="string">
            <text:p text:style-name="P32">evms</text:p>
          </table:table-cell>
          <table:table-cell table:style-name="Table4.D2" office:value-type="string">
            <text:p text:style-name="P31">off</text:p>
          </table:table-cell>
        </table:table-row>
        <table:table-row>
          <table:table-cell table:style-name="Table4.A2" office:value-type="string">
            <text:p text:style-name="P32">md</text:p>
          </table:table-cell>
          <table:table-cell table:style-name="Table4.A2" office:value-type="string">
            <text:p text:style-name="P31">off / on</text:p>
          </table:table-cell>
          <table:table-cell table:style-name="Table4.A2" office:value-type="string">
            <text:p text:style-name="P32">dm-crypt</text:p>
          </table:table-cell>
          <table:table-cell table:style-name="Table4.D2" office:value-type="string">
            <text:p text:style-name="P31">off</text:p>
          </table:table-cell>
        </table:table-row>
        <table:table-row>
          <table:table-cell table:style-name="Table4.A2" office:value-type="string">
            <text:p text:style-name="P32">interface</text:p>
          </table:table-cell>
          <table:table-cell table:style-name="Table4.A2" office:value-type="string">
            <text:p text:style-name="P31">SATA</text:p>
          </table:table-cell>
          <table:table-cell table:style-name="Table4.A2" office:value-type="string">
            <text:p text:style-name="P32">dmraid</text:p>
          </table:table-cell>
          <table:table-cell table:style-name="Table4.D2" office:value-type="string">
            <text:p text:style-name="P31">off</text:p>
          </table:table-cell>
        </table:table-row>
        <table:table-row>
          <table:table-cell table:style-name="Table4.A2" office:value-type="string">
            <text:p text:style-name="P32">(u)splash(y)</text:p>
          </table:table-cell>
          <table:table-cell table:style-name="Table4.A2" office:value-type="string">
            <text:p text:style-name="P31">off</text:p>
          </table:table-cell>
          <table:table-cell table:style-name="Table4.A2" office:value-type="string">
            <text:p text:style-name="P32">USB keyboard</text:p>
          </table:table-cell>
          <table:table-cell table:style-name="Table4.D2" office:value-type="string">
            <text:p text:style-name="P31">off</text:p>
          </table:table-cell>
        </table:table-row>
      </table:table>
      <text:p text:style-name="Standard"/>
      <text:p text:style-name="Standard">Also tested: root on md (RAID6) on four lvm2 volumes which are imported via iSCSI.</text:p>
      <text:p text:style-name="Standard"/>
      <table:table table:name="Table3" table:style-name="Table3">
        <table:table-column table:style-name="Table3.A" table:number-columns-repeated="3"/>
        <table:table-column table:style-name="Table3.D"/>
        <table:table-row>
          <table:table-cell table:style-name="Table3.A1" office:value-type="string">
            <text:p text:style-name="P32">Distribution</text:p>
          </table:table-cell>
          <table:table-cell table:style-name="Table3.A1" office:value-type="string">
            <text:p text:style-name="P31">Fedora</text:p>
          </table:table-cell>
          <table:table-cell table:style-name="Table3.A1" office:value-type="string">
            <text:p text:style-name="P32">Version</text:p>
          </table:table-cell>
          <table:table-cell table:style-name="Table3.D1" office:value-type="string">
            <text:p text:style-name="P31">9</text:p>
          </table:table-cell>
        </table:table-row>
        <table:table-row>
          <table:table-cell table:style-name="Table3.A2" office:value-type="string">
            <text:p text:style-name="P32">Architecture</text:p>
          </table:table-cell>
          <table:table-cell table:style-name="Table3.A2" office:value-type="string">
            <text:p text:style-name="P31">i386</text:p>
          </table:table-cell>
          <table:table-cell table:style-name="Table3.A2" office:value-type="string">
            <text:p text:style-name="P32">Virtualization</text:p>
          </table:table-cell>
          <table:table-cell table:style-name="Table3.D2" office:value-type="string">
            <text:p text:style-name="P31">domU</text:p>
          </table:table-cell>
        </table:table-row>
        <table:table-row>
          <table:table-cell table:style-name="Table3.A2" office:value-type="string">
            <text:p text:style-name="P32">multipath</text:p>
          </table:table-cell>
          <table:table-cell table:style-name="Table3.A2" office:value-type="string">
            <text:p text:style-name="P31">on</text:p>
          </table:table-cell>
          <table:table-cell table:style-name="Table3.A2" office:value-type="string">
            <text:p text:style-name="P32">Boot Type</text:p>
          </table:table-cell>
          <table:table-cell table:style-name="Table3.D2" office:value-type="string">
            <text:p text:style-name="P31">iSCSI </text:p>
          </table:table-cell>
        </table:table-row>
        <table:table-row>
          <table:table-cell table:style-name="Table3.A2" office:value-type="string">
            <text:p text:style-name="P32">udev</text:p>
          </table:table-cell>
          <table:table-cell table:style-name="Table3.A2" office:value-type="string">
            <text:p text:style-name="P31">on</text:p>
          </table:table-cell>
          <table:table-cell table:style-name="Table3.A2" office:value-type="string">
            <text:p text:style-name="P32">lvm</text:p>
          </table:table-cell>
          <table:table-cell table:style-name="Table3.D2" office:value-type="string">
            <text:p text:style-name="P31">off</text:p>
          </table:table-cell>
        </table:table-row>
        <text:soft-page-break/>
        <table:table-row>
          <table:table-cell table:style-name="Table3.A2" office:value-type="string">
            <text:p text:style-name="P32">disk id</text:p>
          </table:table-cell>
          <table:table-cell table:style-name="Table3.A2" office:value-type="string">
            <text:p text:style-name="P31">off</text:p>
          </table:table-cell>
          <table:table-cell table:style-name="Table3.A2" office:value-type="string">
            <text:p text:style-name="P32">evms</text:p>
          </table:table-cell>
          <table:table-cell table:style-name="Table3.D2" office:value-type="string">
            <text:p text:style-name="P31">off</text:p>
          </table:table-cell>
        </table:table-row>
        <table:table-row>
          <table:table-cell table:style-name="Table3.A2" office:value-type="string">
            <text:p text:style-name="P32">md</text:p>
          </table:table-cell>
          <table:table-cell table:style-name="Table3.A2" office:value-type="string">
            <text:p text:style-name="P31">off</text:p>
          </table:table-cell>
          <table:table-cell table:style-name="Table3.A2" office:value-type="string">
            <text:p text:style-name="P32">dm-crypt</text:p>
          </table:table-cell>
          <table:table-cell table:style-name="Table3.D2" office:value-type="string">
            <text:p text:style-name="P31">off</text:p>
          </table:table-cell>
        </table:table-row>
        <table:table-row>
          <table:table-cell table:style-name="Table3.A2" office:value-type="string">
            <text:p text:style-name="P32">interface</text:p>
          </table:table-cell>
          <table:table-cell table:style-name="Table3.A2" office:value-type="string">
            <text:p text:style-name="P31">network</text:p>
          </table:table-cell>
          <table:table-cell table:style-name="Table3.A2" office:value-type="string">
            <text:p text:style-name="P32">dmraid</text:p>
          </table:table-cell>
          <table:table-cell table:style-name="Table3.D2" office:value-type="string">
            <text:p text:style-name="P31">off</text:p>
          </table:table-cell>
        </table:table-row>
        <table:table-row>
          <table:table-cell table:style-name="Table3.A2" office:value-type="string">
            <text:p text:style-name="P32">(u)splash(y)</text:p>
          </table:table-cell>
          <table:table-cell table:style-name="Table3.A2" office:value-type="string">
            <text:p text:style-name="P31">off</text:p>
          </table:table-cell>
          <table:table-cell table:style-name="Table3.A2" office:value-type="string">
            <text:p text:style-name="P32">USB keyboard</text:p>
          </table:table-cell>
          <table:table-cell table:style-name="Table3.D2" office:value-type="string">
            <text:p text:style-name="P31">off</text:p>
          </table:table-cell>
        </table:table-row>
      </table:table>
      <text:p text:style-name="Standard"/>
      <text:p text:style-name="Text_20_body">ISCSI devices tested: Linux IET</text:p>
      <text:h text:style-name="Heading_20_1" text:outline-level="1">Releases / Versions / History</text:h>
      <text:h text:style-name="Heading_20_2" text:outline-level="2">Releases</text:h>
      <text:h text:style-name="Heading_20_3" text:outline-level="3">0.0.1 [2008-03-31]</text:h>
      <text:p text:style-name="Text_20_body">Release 0.0.1 is the initial release. <text:s/>This works on Xen Guest with iSCSI boot and multipath.</text:p>
      <text:h text:style-name="Heading_20_3" text:outline-level="3">0.0.2 [2008-04-04]</text:h>
      <text:p text:style-name="Text_20_body">Beginning with release 0.0.2, <text:span text:style-name="T1">init4boot</text:span> supports booting from bare hardware. <text:s text:c="3"/>Also the size of the initramfs was dramatically reduced: only the used libraries (and not all) are now copied into the initramfs.</text:p>
      <text:h text:style-name="Heading_20_3" text:outline-level="3">0.1 [2008-04-18]</text:h>
      <text:p text:style-name="Text_20_body">This is a consolidation release. <text:s/>No new functionality was added. <text:s/>Man pages were added and the documentation was finished.</text:p>
      <text:h text:style-name="Heading_20_3" text:outline-level="3">0.2 [2008-05-03]</text:h>
      <text:p text:style-name="Text_20_body">This is a consolidation release:</text:p>
      <text:list text:style-name="L9">
        <text:list-item>
          <text:p text:style-name="P43">Add additional package for iSCSI boot (which kills the original iscsid and starts a new one)</text:p>
        </text:list-item>
        <text:list-item>
          <text:p text:style-name="P43">Build the package on Debian stable (also?)</text:p>
        </text:list-item>
      </text:list>
      <text:h text:style-name="Heading_20_3" text:outline-level="3">0.3 [2008-07-02]</text:h>
      <text:p text:style-name="Text_20_body">Port to Fedora Core 9. <text:s/>The initial development was done on and for Debian.</text:p>
      <text:h text:style-name="Heading_20_3" text:outline-level="3">0.4 [2009-06-20]</text:h>
      <text:p text:style-name="Text_20_body">Re-port to Debian 5.0.1. Added lvm2 and md support (even for multiple layers).</text:p>
      <text:h text:style-name="Heading_20_3" text:outline-level="3"><text:soft-page-break/>0.5 [2009-??-??]</text:h>
      <text:p text:style-name="Text_20_body">Make the iscsi portal parameter optional (and just start iscsiadm -L all). Add support for nfs root. <text:s/>Support for classless routing with dhcp.</text:p>
      <text:h text:style-name="Heading_20_3" text:outline-level="3">Short term aims</text:h>
      <text:p text:style-name="Text_20_body">During the next releases, the following must be done:</text:p>
      <text:list text:style-name="L10">
        <text:list-item>
          <text:p text:style-name="P44">Check (and maybe fix): Xen dom0, nfs</text:p>
        </text:list-item>
        <text:list-item>
          <text:p text:style-name="P44">Add: encrypted tftp / sftp (similar to tftp)</text:p>
        </text:list-item>
      </text:list>
      <text:h text:style-name="Heading_20_3" text:outline-level="3">Aims to get to stable state</text:h>
      <text:p text:style-name="Text_20_body">The stable state of the project will be reached, if the first normally used system has an uptime for at least one year and no problem occurred.</text:p>
      <text:p text:style-name="Text_20_body">This can be earliest reached at 2009-05-04.</text:p>
      <text:p text:style-name="Text_20_body">Additional there must be at least 100 users using this and 1.000.000 successful boots without any problems.</text:p>
      <text:h text:style-name="Heading_20_3" text:outline-level="3">Long term aims</text:h>
      <text:p text:style-name="Text_20_body">One aim is to have at least the same functionality and stability as similar packages (initramfs-tools, yaird).</text:p>
      <text:p text:style-name="Text_20_body">Ports to SuSe and RedHat.</text:p>
      <text:p text:style-name="Text_20_body">Official package in Debian, Redhat and SuSe.</text:p>
      <text:p text:style-name="Text_20_body"/>
      <text:h text:style-name="Heading_20_1" text:outline-level="1">Open Points / ToDo</text:h>
      <text:list text:style-name="L11">
        <text:list-item>
          <text:p text:style-name="P45">Must a fsck done before a mount of the root device? [It looks that Fedora and Debian have different philosophies here: in Debian it is not needed – the normal startup scripts will handle this. <text:s/>Under Fedora it might be that the root partition must be checked before mounting.]</text:p>
        </text:list-item>
        <text:list-item>
          <text:p text:style-name="P45">Add to doc: No program is executed - because it is possible that the system is different.</text:p>
        </text:list-item>
        <text:list-item>
          <text:p text:style-name="P45">Script can be executed by a normal user – no need to be root.</text:p>
        </text:list-item>
        <text:list-item>
          <text:p text:style-name="P45">Possible to use current system or some arbitrary other system.</text:p>
        </text:list-item>
        <text:list-item>
          <text:p text:style-name="P45">Add 'sftp' (which used keys and maybe a password provided with a command line parameter) instead of the no-security-at-all tftp.</text:p>
        </text:list-item>
        <text:list-item>
          <text:p text:style-name="P45">Add status change of documentation to beta: aims?</text:p>
        </text:list-item>
      </text:list>
      <text:p text:style-name="Text_20_body"/>
      <text:p text:style-name="Text_20_body"/>
      <text:bibliography text:style-name="Sect2" text:protected="true" text:name="Bibliography1">
        <text:bibliography-source>
          <text:index-title-template text:style-name="Heading_20_1">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style-name="Bib-Title"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style-name="Strong_20_Emphasis" text:bibliography-data-field="identifier"/>
            <text:index-entry-span>: </text:index-entry-span>
            <text:index-entry-bibliography text:style-name="Bib-Author" text:bibliography-data-field="author"/>
            <text:index-entry-span>, </text:index-entry-span>
            <text:index-entry-bibliography text:style-name="Bib-Title"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style-name="Strong_20_Emphasis" text:bibliography-data-field="identifier"/>
            <text:index-entry-span>: </text:index-entry-span>
            <text:index-entry-bibliography text:style-name="Bib-Author" text:bibliography-data-field="author"/>
            <text:index-entry-span>, </text:index-entry-span>
            <text:index-entry-bibliography text:style-name="Bib-Title"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Heading_20_1" text:outline-level="1"><text:soft-page-break/>Bibliography</text:h>
          </text:index-title>
          <text:p text:style-name="P53"><text:span text:style-name="Strong_20_Emphasis">RFC 2119</text:span>: <text:span text:style-name="Bib-Author">Bradner, S</text:span>, <text:span text:style-name="Bib-Title">Key words for use in RFCs to Indicate Requirement Levels</text:span>, 1997, http://www.ietf.org/rfc/rfc2119.txt</text:p>
          <text:p text:style-name="P53"><text:span text:style-name="Strong_20_Emphasis">iSCSI Boot post</text:span>: <text:span text:style-name="Bib-Author">Florath, Andreas</text:span>, <text:span text:style-name="Bib-Title">iSCSI Boot</text:span>, 2008, http://lists.debian.org/debian-kernel/2008/02/msg00719.html</text:p>
          <text:p text:style-name="P53"><text:span text:style-name="Strong_20_Emphasis">RFC 3442</text:span>: <text:span text:style-name="Bib-Author">Lemon, T; Cheshire, S; Volz, B</text:span>, <text:span text:style-name="Bib-Title">The Classless Static Route Option for Dynamic Host Configuration Protocol (DHCP) version 4</text:span>, 2002, http://tools.ietf.org/html/rfc3442</text:p>
          <text:p text:style-name="P53"><text:span text:style-name="Strong_20_Emphasis">RedHat iSCSI Boot</text:span>: <text:span text:style-name="Bib-Author">RedHat</text:span>, <text:span text:style-name="Bib-Title">Installation-Related Notes</text:span>, , http://www.redhat.com/docs/manuals/enterprise/RHEL-5-manual/release-notes/RELEASE-NOTES-U1-s390x-en.html</text:p>
          <text:p text:style-name="P53"><text:span text:style-name="Strong_20_Emphasis">Debian initramfs-tools</text:span>: <text:span text:style-name="Bib-Author">unknown</text:span>, <text:span text:style-name="Bib-Title">initramfs-tools</text:span>, , http://packages.debian.org/source/sid/initramfs-tools</text:p>
          <text:p text:style-name="P53"><text:span text:style-name="Strong_20_Emphasis">Debian yarid</text:span>: <text:span text:style-name="Bib-Author">unknown</text:span>, <text:span text:style-name="Bib-Title">yarid</text:span>, , http://yaird.alioth.debian.org/</text:p>
        </text:index-body>
      </text:bibliography>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10 Pitch" svg:font-family="'Courier 10 Pitch'" style:font-pitch="fixed"/>
    <style:font-face style:name="Bitstream Vera Sans Mono1" svg:font-family="'Bitstream Vera Sans Mono'"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Bitstream Vera Sans Mono" svg:font-family="'Bitstream Vera Sans Mono'" style:font-family-generic="swiss" style:font-pitch="fixed"/>
    <style:font-face style:name="MgOpen Modata" svg:font-family="'MgOpen Modata'"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Courier New" svg:font-family="'Courier New'"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0835in" fo:text-align="justify" style:justify-single-word="false" style:page-number="auto" fo:background-color="transparent" style:shadow="none">
        <style:background-image/>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4165in" fo:margin-right="0in" fo:text-align="justify" style:justify-single-word="false" fo:text-indent="-0.4165in" style:auto-text-indent="false">
        <style:tab-stops>
          <style:tab-stop style:position="6.6925in" style:type="right" style:leader-style="dotted" style:leader-text="."/>
        </style:tab-stops>
      </style:paragraph-properties>
    </style:style>
    <style:style style:name="Req-Name" style:family="paragraph" style:parent-style-name="Text_20_body" style:next-style-name="Req-Text" style:list-style-name="Req-Numbering" style:class="text" style:master-page-name="">
      <style:paragraph-properties style:page-number="auto" fo:background-color="#ccccff" fo:padding="0.0193in" fo:border="0.0071in solid #000000" style:shadow="none">
        <style:background-image/>
      </style:paragraph-properties>
      <style:text-properties style:text-outline="false" fo:text-shadow="1pt 1pt"/>
    </style:style>
    <style:style style:name="Req-Text" style:family="paragraph" style:parent-style-name="Req-Name" style:next-style-name="Text_20_body">
      <style:text-properties fo:text-shadow="none"/>
    </style:style>
    <style:style style:name="Sender" style:family="paragraph" style:parent-style-name="Standard" style:class="extra">
      <style:paragraph-properties fo:margin-top="0in" fo:margin-bottom="0.0417in" text:number-lines="false" text:line-number="0"/>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1" fo:font-size="10pt" style:font-name-asian="Bitstream Vera Sans Mono1" style:font-size-asian="10pt" style:font-name-complex="Bitstream Vera Sans Mono1" style:font-size-complex="10pt"/>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Drop_20_Caps" style:display-name="Drop Caps" style:family="text"/>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Bib-Author" style:family="text">
      <style:text-properties fo:font-style="oblique"/>
    </style:style>
    <style:style style:name="Bib-Title" style:family="text">
      <style:text-properties fo:font-style="oblique" fo:font-weight="bold"/>
    </style:style>
    <style:style style:name="Footnote_20_Symbol" style:display-name="Footnote Symbol" style:family="text"/>
    <style:style style:name="Footnote_20_anchor" style:display-name="Footnote anchor" style:family="text">
      <style:text-properties style:text-position="super 58%"/>
    </style:style>
    <text:outline-style>
      <text:outline-level-style text:level="1" text:style-name="Numbering_20_Symbols" style:num-format="1">
        <style:list-level-properties text:min-label-distance="0.15in"/>
      </text:outline-level-style>
      <text:outline-level-style text:level="2" text:style-name="Numbering_20_Symbols" style:num-format="1" text:display-levels="2">
        <style:list-level-properties text:min-label-distance="0.15in"/>
      </text:outline-level-style>
      <text:outline-level-style text:level="3" text:style-name="Numbering_20_Symbols" style:num-format="1" text:display-levels="3">
        <style:list-level-properties text:min-label-distance="0.15in"/>
      </text:outline-level-style>
      <text:outline-level-style text:level="4" text:style-name="Numbering_20_Symbols" style:num-format="1" text:display-levels="4">
        <style:list-level-properties text:min-label-distance="0.15in"/>
      </text:outline-level-style>
      <text:outline-level-style text:level="5" text:style-name="Numbering_20_Symbols" style:num-format="1" text:display-levels="5">
        <style:list-level-properties text:min-label-distance="0.15in"/>
      </text:outline-level-style>
      <text:outline-level-style text:level="6" text:style-name="Numbering_20_Symbols" style:num-format="1" text:display-levels="6">
        <style:list-level-properties text:min-label-distance="0.15in"/>
      </text:outline-level-style>
      <text:outline-level-style text:level="7" text:style-name="Numbering_20_Symbols" style:num-format="1" text:display-levels="7">
        <style:list-level-properties text:min-label-distance="0.15in"/>
      </text:outline-level-style>
      <text:outline-level-style text:level="8" text:style-name="Numbering_20_Symbols" style:num-format="1" text:display-levels="8">
        <style:list-level-properties text:min-label-distance="0.15in"/>
      </text:outline-level-style>
      <text:outline-level-style text:level="9" text:style-name="Numbering_20_Symbols" style:num-format="1" text:display-levels="9">
        <style:list-level-properties text:min-label-distance="0.15in"/>
      </text:outline-level-style>
      <text:outline-level-style text:level="10" text:style-name="Numbering_20_Symbols" style:num-format="1" text:display-levels="10">
        <style:list-level-properties text:min-label-distance="0.15in"/>
      </text:outline-level-style>
    </text:outline-style>
    <text:list-style style:name="Req-Numbering">
      <text:list-level-style-number text:level="1" text:style-name="Strong_20_Emphasis" style:num-prefix="Requirement #" style:num-suffix=": " style:num-format="1">
        <style:list-level-properties text:space-before="0.0008in" text:min-label-width="0.1957in"/>
      </text:list-level-style-number>
      <text:list-level-style-number text:level="2" text:style-name="Strong_20_Emphasis" style:num-prefix="Requirement #" style:num-suffix=": " style:num-format="1">
        <style:list-level-properties text:space-before="0.198in" text:min-label-width="0.1957in"/>
      </text:list-level-style-number>
      <text:list-level-style-number text:level="3" text:style-name="Strong_20_Emphasis" style:num-prefix="Requirement #" style:num-suffix=": " style:num-format="1">
        <style:list-level-properties text:space-before="0.3945in" text:min-label-width="0.1957in"/>
      </text:list-level-style-number>
      <text:list-level-style-number text:level="4" text:style-name="Strong_20_Emphasis" style:num-prefix="Requirement #" style:num-suffix=": " style:num-format="1">
        <style:list-level-properties text:space-before="0.5917in" text:min-label-width="0.1957in"/>
      </text:list-level-style-number>
      <text:list-level-style-number text:level="5" text:style-name="Strong_20_Emphasis" style:num-prefix="Requirement #" style:num-suffix=": " style:num-format="1">
        <style:list-level-properties text:space-before="0.7882in" text:min-label-width="0.1957in"/>
      </text:list-level-style-number>
      <text:list-level-style-number text:level="6" text:style-name="Strong_20_Emphasis" style:num-prefix="Requirement #" style:num-suffix=": " style:num-format="1">
        <style:list-level-properties text:space-before="0.9854in" text:min-label-width="0.1957in"/>
      </text:list-level-style-number>
      <text:list-level-style-number text:level="7" text:style-name="Strong_20_Emphasis" style:num-prefix="Requirement #" style:num-suffix=": " style:num-format="1">
        <style:list-level-properties text:space-before="1.1823in" text:min-label-width="0.1957in"/>
      </text:list-level-style-number>
      <text:list-level-style-number text:level="8" text:style-name="Strong_20_Emphasis" style:num-prefix="Requirement #" style:num-suffix=": " style:num-format="1">
        <style:list-level-properties text:space-before="1.3795in" text:min-label-width="0.1957in"/>
      </text:list-level-style-number>
      <text:list-level-style-number text:level="9" text:style-name="Strong_20_Emphasis" style:num-prefix="Requirement #" style:num-suffix=": " style:num-format="1">
        <style:list-level-properties text:space-before="1.576in" text:min-label-width="0.1957in"/>
      </text:list-level-style-number>
      <text:list-level-style-number text:level="10" text:style-name="Strong_20_Emphasis" style:num-prefix="Requirement #" style:num-suffix=": " style:num-format="1">
        <style:list-level-properties text:space-before="1.7732in" text:min-label-width="0.1957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sort-key text:key="title" text:sort-ascending="true"/>
    </text:bibliography-configuration>
    <text:linenumbering-configuration text:number-lines="false" text:offset="0.1965in" style:num-format="1" text:number-position="left" text:increment="5"/>
  </office:styles>
  <office:automatic-styles>
    <style:style style:name="P1" style:family="paragraph" style:parent-style-name="Text">
      <style:paragraph-properties fo:text-align="end" style:justify-single-word="false"/>
    </style:style>
    <style:style style:name="T1" style:family="text">
      <style:text-properties style:font-name="MgOpen Modata" fo:font-weight="bold" style:font-weight-asian="bold" style:font-weight-complex="bold"/>
    </style:style>
    <style:style style:name="T2" style:family="text">
      <style:text-properties fo:color="#0066cc"/>
    </style:style>
    <style:style style:name="T3" style:family="text">
      <style:text-properties style:font-name="Bitstream Vera Sans1" fo:font-style="normal" fo:font-weight="normal" style:font-style-asian="normal" style:font-weight-asian="normal" style:font-style-complex="normal" style:font-weight-complex="normal"/>
    </style:style>
    <style:page-layout style:name="pm1">
      <style:page-layout-properties fo:page-width="8.2673in" fo:page-height="11.6925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Header"><text:span text:style-name="T1">init4boot</text:span><text:tab/><text:tab/><text:span text:style-name="T2">Requirements &amp; Design</text:span></text:p>
      </style:header>
      <style:footer>
        <text:p text:style-name="P1"><text:span text:style-name="T3">page </text:span><text:span text:style-name="T3"><text:page-number text:select-page="current">26</text:page-number></text:span><text:span text:style-name="T3">/</text:span><text:span text:style-name="T3"><text:page-count>26</text:page-count></text:span></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init4boot</dc:title>
    <meta:initial-creator>Andreas Florath</meta:initial-creator>
    <meta:creation-date>2007-03-04T08:33:43</meta:creation-date>
    <dc:creator>Andreas Florath</dc:creator>
    <dc:date>2009-10-19T15:07:54</dc:date>
    <meta:printed-by>Andreas Florath</meta:printed-by>
    <meta:print-date>2008-03-22T09:03:24</meta:print-date>
    <dc:language>en-GB</dc:language>
    <meta:editing-cycles>95</meta:editing-cycles>
    <meta:editing-duration>P4DT7H49M48S</meta:editing-duration>
    <meta:user-defined meta:name="Info 1"/>
    <meta:user-defined meta:name="Info 2"/>
    <meta:user-defined meta:name="Info 3"/>
    <meta:user-defined meta:name="Info 4"/>
    <meta:document-statistic meta:table-count="4" meta:image-count="0" meta:object-count="0" meta:page-count="26" meta:paragraph-count="641" meta:word-count="4971" meta:character-count="30151"/>
  </office:meta>
</office:document-meta>
</file>